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7.15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77.41pt"/>
    </style:style>
    <style:style style:name="co4" style:family="table-column">
      <style:table-column-properties fo:break-before="auto" style:column-width="75.86pt"/>
    </style:style>
    <style:style style:name="co5" style:family="table-column">
      <style:table-column-properties fo:break-before="auto" style:column-width="78.94pt"/>
    </style:style>
    <style:style style:name="co6" style:family="table-column">
      <style:table-column-properties fo:break-before="auto" style:column-width="97.51pt"/>
    </style:style>
    <style:style style:name="co7" style:family="table-column">
      <style:table-column-properties fo:break-before="auto" style:column-width="100.6pt"/>
    </style:style>
    <style:style style:name="co8" style:family="table-column">
      <style:table-column-properties fo:break-before="auto" style:column-width="113.7pt"/>
    </style:style>
    <style:style style:name="co9" style:family="table-column">
      <style:table-column-properties fo:break-before="auto" style:column-width="110.61pt"/>
    </style:style>
    <style:style style:name="co10" style:family="table-column">
      <style:table-column-properties fo:break-before="auto" style:column-width="112.14pt"/>
    </style:style>
    <style:style style:name="co11" style:family="table-column">
      <style:table-column-properties fo:break-before="auto" style:column-width="95.16pt"/>
    </style:style>
    <style:style style:name="co12" style:family="table-column">
      <style:table-column-properties fo:break-before="auto" style:column-width="49.66pt"/>
    </style:style>
    <style:style style:name="co13" style:family="table-column">
      <style:table-column-properties fo:break-before="auto" style:column-width="42.69pt"/>
    </style:style>
    <style:style style:name="co14" style:family="table-column">
      <style:table-column-properties fo:break-before="auto" style:column-width="92.1pt"/>
    </style:style>
    <style:style style:name="co15" style:family="table-column">
      <style:table-column-properties fo:break-before="auto" style:column-width="63.5pt"/>
    </style:style>
    <style:style style:name="co16" style:family="table-column">
      <style:table-column-properties fo:break-before="auto" style:column-width="64.29pt"/>
    </style:style>
    <style:style style:name="co17" style:family="table-column">
      <style:table-column-properties fo:break-before="auto" style:column-width="50.4pt"/>
    </style:style>
    <style:style style:name="co18" style:family="table-column">
      <style:table-column-properties fo:break-before="auto" style:column-width="47.31pt"/>
    </style:style>
    <style:style style:name="co19" style:family="table-column">
      <style:table-column-properties fo:break-before="auto" style:column-width="61.2pt"/>
    </style:style>
    <style:style style:name="co20" style:family="table-column">
      <style:table-column-properties fo:break-before="auto" style:column-width="84.36pt"/>
    </style:style>
    <style:style style:name="co21" style:family="table-column">
      <style:table-column-properties fo:break-before="auto" style:column-width="36.51pt"/>
    </style:style>
    <style:style style:name="co22" style:family="table-column">
      <style:table-column-properties fo:break-before="auto" style:column-width="45.01pt"/>
    </style:style>
    <style:style style:name="co23" style:family="table-column">
      <style:table-column-properties fo:break-before="auto" style:column-width="46.54pt"/>
    </style:style>
    <style:style style:name="co24" style:family="table-column">
      <style:table-column-properties fo:break-before="auto" style:column-width="76.65pt"/>
    </style:style>
    <style:style style:name="co25" style:family="table-column">
      <style:table-column-properties fo:break-before="auto" style:column-width="45.75pt"/>
    </style:style>
    <style:style style:name="co26" style:family="table-column">
      <style:table-column-properties fo:break-before="auto" style:column-width="64.01pt"/>
    </style:style>
    <style:style style:name="co27" style:family="table-column">
      <style:table-column-properties fo:break-before="auto" style:column-width="89.01pt"/>
    </style:style>
    <style:style style:name="co28" style:family="table-column">
      <style:table-column-properties fo:break-before="auto" style:column-width="38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Verde Valley Viru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2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number-columns-repeated="2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13" table:default-cell-style-name="ce6"/>
        <table:table-column table:style-name="co26" table:default-cell-style-name="ce6"/>
        <table:table-column table:style-name="co27" table:default-cell-style-name="ce6"/>
        <table:table-column table:style-name="co14" table:default-cell-style-name="ce6"/>
        <table:table-column table:style-name="co12" table:default-cell-style-name="ce6"/>
        <table:table-column table:style-name="co26" table:number-columns-repeated="992" table:default-cell-style-name="ce6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Arizona Cases</text:p>
          </table:table-cell>
          <table:table-cell office:value-type="string" calcext:value-type="string">
            <text:p>Arizona Deaths</text:p>
          </table:table-cell>
          <table:table-cell office:value-type="string" calcext:value-type="string">
            <text:p>Yavapai Cases</text:p>
          </table:table-cell>
          <table:table-cell office:value-type="string" calcext:value-type="string">
            <text:p>Yavapai Deaths</text:p>
          </table:table-cell>
          <table:table-cell office:value-type="string" calcext:value-type="string">
            <text:p>Yavapai Recoveries</text:p>
          </table:table-cell>
          <table:table-cell office:value-type="string" calcext:value-type="string">
            <text:p>Yavapai Total Tested</text:p>
          </table:table-cell>
          <table:table-cell office:value-type="string" calcext:value-type="string">
            <text:p>Yavapai Negative Tests</text:p>
          </table:table-cell>
          <table:table-cell office:value-type="string" calcext:value-type="string">
            <text:p>Yavapai Positive Tests</text:p>
          </table:table-cell>
          <table:table-cell office:value-type="string" calcext:value-type="string">
            <text:p>YRMC Hospitalizations</text:p>
          </table:table-cell>
          <table:table-cell office:value-type="string" calcext:value-type="string">
            <text:p>VVMC Hospitalizations</text:p>
          </table:table-cell>
          <table:table-cell office:value-type="string" calcext:value-type="string">
            <text:p>VA Hospitalizations</text:p>
          </table:table-cell>
          <table:table-cell office:value-type="string" calcext:value-type="string">
            <text:p>Ash Fork</text:p>
          </table:table-cell>
          <table:table-cell office:value-type="string" calcext:value-type="string">
            <text:p>Bagdad</text:p>
          </table:table-cell>
          <table:table-cell office:value-type="string" calcext:value-type="string">
            <text:p>Black Canyon City</text:p>
          </table:table-cell>
          <table:table-cell office:value-type="string" calcext:value-type="string">
            <text:p>Camp Verde</text:p>
          </table:table-cell>
          <table:table-cell office:value-type="string" calcext:value-type="string">
            <text:p>Chino Valley</text:p>
          </table:table-cell>
          <table:table-cell office:value-type="string" calcext:value-type="string">
            <text:p>Clarkdale</text:p>
          </table:table-cell>
          <table:table-cell office:value-type="string" calcext:value-type="string">
            <text:p>Congress</text:p>
          </table:table-cell>
          <table:table-cell office:value-type="string" calcext:value-type="string">
            <text:p>Cornville</text:p>
          </table:table-cell>
          <table:table-cell office:value-type="string" calcext:value-type="string">
            <text:p>Cottonwood</text:p>
          </table:table-cell>
          <table:table-cell office:value-type="string" calcext:value-type="string">
            <text:p>Dewey-Humboldt</text:p>
          </table:table-cell>
          <table:table-cell office:value-type="string" calcext:value-type="string">
            <text:p>Mayer</text:p>
          </table:table-cell>
          <table:table-cell office:value-type="string" calcext:value-type="string">
            <text:p>Paulden</text:p>
          </table:table-cell>
          <table:table-cell office:value-type="string" calcext:value-type="string">
            <text:p>Prescott</text:p>
          </table:table-cell>
          <table:table-cell office:value-type="string" calcext:value-type="string">
            <text:p>Prescott Valley</text:p>
          </table:table-cell>
          <table:table-cell office:value-type="string" calcext:value-type="string">
            <text:p>Rimrock</text:p>
          </table:table-cell>
          <table:table-cell office:value-type="string" calcext:value-type="string">
            <text:p>Sedona</text:p>
          </table:table-cell>
          <table:table-cell office:value-type="string" calcext:value-type="string">
            <text:p>Yarnell</text:p>
          </table:table-cell>
          <table:table-cell office:value-type="string" calcext:value-type="string">
            <text:p>Other Quad-Cities</text:p>
          </table:table-cell>
          <table:table-cell office:value-type="string" calcext:value-type="string">
            <text:p>Other Verde Valley</text:p>
          </table:table-cell>
          <table:table-cell office:value-type="string" calcext:value-type="string">
            <text:p>Unknown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6-26" calcext:value-type="date">
            <text:p>06/26/20</text:p>
          </table:table-cell>
          <table:table-cell office:value-type="float" office:value="66458" calcext:value-type="float">
            <text:p>66458</text:p>
          </table:table-cell>
          <table:table-cell office:value-type="float" office:value="1535" calcext:value-type="float">
            <text:p>1535</text:p>
          </table:table-cell>
          <table:table-cell office:value-type="float" office:value="614" calcext:value-type="float">
            <text:p>614</text:p>
          </table:table-cell>
          <table:table-cell office:value-type="float" office:value="7" calcext:value-type="float">
            <text:p>7</text:p>
          </table:table-cell>
          <table:table-cell office:value-type="float" office:value="325" calcext:value-type="float">
            <text:p>325</text:p>
          </table:table-cell>
          <table:table-cell office:value-type="float" office:value="17908" calcext:value-type="float">
            <text:p>17908</text:p>
          </table:table-cell>
          <table:table-cell office:value-type="float" office:value="17294" calcext:value-type="float">
            <text:p>17294</text:p>
          </table:table-cell>
          <table:table-cell office:value-type="float" office:value="614" calcext:value-type="float">
            <text:p>61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6-29" calcext:value-type="date">
            <text:p>06/29/20</text:p>
          </table:table-cell>
          <table:table-cell table:number-columns-repeated="2"/>
          <table:table-cell office:value-type="float" office:value="771" calcext:value-type="float">
            <text:p>77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6-30" calcext:value-type="date">
            <text:p>06/30/20</text:p>
          </table:table-cell>
          <table:table-cell table:number-columns-repeated="2"/>
          <table:table-cell office:value-type="float" office:value="794" calcext:value-type="float">
            <text:p>79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82" calcext:value-type="float">
            <text:p>182</text:p>
          </table:table-cell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7-02" calcext:value-type="date">
            <text:p>07/02/20</text:p>
          </table:table-cell>
          <table:table-cell table:number-columns-repeated="2"/>
          <table:table-cell office:value-type="float" office:value="853" calcext:value-type="float">
            <text:p>853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83" calcext:value-type="float">
            <text:p>183</text:p>
          </table:table-cell>
          <table:table-cell office:value-type="float" office:value="129" calcext:value-type="float">
            <text:p>129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7-06" calcext:value-type="date">
            <text:p>07/06/20</text:p>
          </table:table-cell>
          <table:table-cell table:number-columns-repeated="2"/>
          <table:table-cell office:value-type="float" office:value="973" calcext:value-type="float">
            <text:p>97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13" calcext:value-type="float">
            <text:p>213</text:p>
          </table:table-cell>
          <table:table-cell office:value-type="float" office:value="187" calcext:value-type="float">
            <text:p>187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7-07" calcext:value-type="date">
            <text:p>07/07/20</text:p>
          </table:table-cell>
          <table:table-cell office:value-type="float" office:value="105094" calcext:value-type="float">
            <text:p>105094</text:p>
          </table:table-cell>
          <table:table-cell office:value-type="float" office:value="1927" calcext:value-type="float">
            <text:p>1927</text:p>
          </table:table-cell>
          <table:table-cell office:value-type="float" office:value="999" calcext:value-type="float">
            <text:p>999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1086" calcext:value-type="float">
            <text:p>21086</text:p>
          </table:table-cell>
          <table:table-cell office:value-type="float" office:value="20087" calcext:value-type="float">
            <text:p>20087</text:p>
          </table:table-cell>
          <table:table-cell office:value-type="float" office:value="999" calcext:value-type="float">
            <text:p>999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20" calcext:value-type="float">
            <text:p>220</text:p>
          </table:table-cell>
          <table:table-cell office:value-type="float" office:value="193" calcext:value-type="float">
            <text:p>193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7-08" calcext:value-type="date">
            <text:p>07/08/20</text:p>
          </table:table-cell>
          <table:table-cell office:value-type="float" office:value="108614" calcext:value-type="float">
            <text:p>108614</text:p>
          </table:table-cell>
          <table:table-cell office:value-type="float" office:value="1963" calcext:value-type="float">
            <text:p>1963</text:p>
          </table:table-cell>
          <table:table-cell office:value-type="float" office:value="1041" calcext:value-type="float">
            <text:p>1041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1456" calcext:value-type="float">
            <text:p>21456</text:p>
          </table:table-cell>
          <table:table-cell office:value-type="float" office:value="20415" calcext:value-type="float">
            <text:p>20415</text:p>
          </table:table-cell>
          <table:table-cell office:value-type="float" office:value="1041" calcext:value-type="float">
            <text:p>104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0" calcext:value-type="float">
            <text:p>130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31" calcext:value-type="float">
            <text:p>231</text:p>
          </table:table-cell>
          <table:table-cell office:value-type="float" office:value="197" calcext:value-type="float">
            <text:p>197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7-09" calcext:value-type="date">
            <text:p>07/09/20</text:p>
          </table:table-cell>
          <table:table-cell office:value-type="float" office:value="112671" calcext:value-type="float">
            <text:p>112671</text:p>
          </table:table-cell>
          <table:table-cell office:value-type="float" office:value="2038" calcext:value-type="float">
            <text:p>2038</text:p>
          </table:table-cell>
          <table:table-cell office:value-type="float" office:value="1056" calcext:value-type="float">
            <text:p>1056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1690" calcext:value-type="float">
            <text:p>21690</text:p>
          </table:table-cell>
          <table:table-cell office:value-type="float" office:value="20634" calcext:value-type="float">
            <text:p>20634</text:p>
          </table:table-cell>
          <table:table-cell office:value-type="float" office:value="1056" calcext:value-type="float">
            <text:p>105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3" calcext:value-type="float">
            <text:p>133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37" calcext:value-type="float">
            <text:p>237</text:p>
          </table:table-cell>
          <table:table-cell office:value-type="float" office:value="202" calcext:value-type="float">
            <text:p>202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7-10" calcext:value-type="date">
            <text:p>07/10/20</text:p>
          </table:table-cell>
          <table:table-cell office:value-type="float" office:value="116892" calcext:value-type="float">
            <text:p>116892</text:p>
          </table:table-cell>
          <table:table-cell office:value-type="float" office:value="2082" calcext:value-type="float">
            <text:p>2082</text:p>
          </table:table-cell>
          <table:table-cell office:value-type="float" office:value="1070" calcext:value-type="float">
            <text:p>1070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2023" calcext:value-type="float">
            <text:p>22023</text:p>
          </table:table-cell>
          <table:table-cell office:value-type="float" office:value="20953" calcext:value-type="float">
            <text:p>20953</text:p>
          </table:table-cell>
          <table:table-cell office:value-type="float" office:value="1070" calcext:value-type="float">
            <text:p>1070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44" calcext:value-type="float">
            <text:p>244</text:p>
          </table:table-cell>
          <table:table-cell office:value-type="float" office:value="203" calcext:value-type="float">
            <text:p>203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7-13" calcext:value-type="date">
            <text:p>07/13/20</text:p>
          </table:table-cell>
          <table:table-cell office:value-type="float" office:value="123824" calcext:value-type="float">
            <text:p>123824</text:p>
          </table:table-cell>
          <table:table-cell office:value-type="float" office:value="2245" calcext:value-type="float">
            <text:p>2245</text:p>
          </table:table-cell>
          <table:table-cell office:value-type="float" office:value="1167" calcext:value-type="float">
            <text:p>1167</text:p>
          </table:table-cell>
          <table:table-cell office:value-type="float" office:value="15" calcext:value-type="float">
            <text:p>15</text:p>
          </table:table-cell>
          <table:table-cell office:value-type="float" office:value="480" calcext:value-type="float">
            <text:p>480</text:p>
          </table:table-cell>
          <table:table-cell office:value-type="float" office:value="23031" calcext:value-type="float">
            <text:p>23031</text:p>
          </table:table-cell>
          <table:table-cell office:value-type="float" office:value="21864" calcext:value-type="float">
            <text:p>21864</text:p>
          </table:table-cell>
          <table:table-cell office:value-type="float" office:value="1167" calcext:value-type="float">
            <text:p>1167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55" calcext:value-type="float">
            <text:p>155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60" calcext:value-type="float">
            <text:p>260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7-14" calcext:value-type="date">
            <text:p>07/14/20</text:p>
          </table:table-cell>
          <table:table-cell office:value-type="float" office:value="128097" calcext:value-type="float">
            <text:p>128097</text:p>
          </table:table-cell>
          <table:table-cell office:value-type="float" office:value="2337" calcext:value-type="float">
            <text:p>2337</text:p>
          </table:table-cell>
          <table:table-cell office:value-type="float" office:value="1201" calcext:value-type="float">
            <text:p>1201</text:p>
          </table:table-cell>
          <table:table-cell office:value-type="float" office:value="21" calcext:value-type="float">
            <text:p>21</text:p>
          </table:table-cell>
          <table:table-cell office:value-type="float" office:value="491" calcext:value-type="float">
            <text:p>491</text:p>
          </table:table-cell>
          <table:table-cell office:value-type="float" office:value="23411" calcext:value-type="float">
            <text:p>23411</text:p>
          </table:table-cell>
          <table:table-cell office:value-type="float" office:value="22210" calcext:value-type="float">
            <text:p>22210</text:p>
          </table:table-cell>
          <table:table-cell office:value-type="float" office:value="1201" calcext:value-type="float">
            <text:p>1201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65" calcext:value-type="float">
            <text:p>165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263" calcext:value-type="float">
            <text:p>263</text:p>
          </table:table-cell>
          <table:table-cell office:value-type="float" office:value="233" calcext:value-type="float">
            <text:p>233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7-15" calcext:value-type="date">
            <text:p>07/15/20</text:p>
          </table:table-cell>
          <table:table-cell office:value-type="float" office:value="131354" calcext:value-type="float">
            <text:p>131354</text:p>
          </table:table-cell>
          <table:table-cell office:value-type="float" office:value="2434" calcext:value-type="float">
            <text:p>2434</text:p>
          </table:table-cell>
          <table:table-cell office:value-type="float" office:value="1244" calcext:value-type="float">
            <text:p>1244</text:p>
          </table:table-cell>
          <table:table-cell office:value-type="float" office:value="23" calcext:value-type="float">
            <text:p>23</text:p>
          </table:table-cell>
          <table:table-cell office:value-type="float" office:value="491" calcext:value-type="float">
            <text:p>491</text:p>
          </table:table-cell>
          <table:table-cell office:value-type="float" office:value="23756" calcext:value-type="float">
            <text:p>23756</text:p>
          </table:table-cell>
          <table:table-cell office:value-type="float" office:value="22512" calcext:value-type="float">
            <text:p>22512</text:p>
          </table:table-cell>
          <table:table-cell office:value-type="float" office:value="1244" calcext:value-type="float">
            <text:p>124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9" calcext:value-type="float">
            <text:p>169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72" calcext:value-type="float">
            <text:p>272</text:p>
          </table:table-cell>
          <table:table-cell office:value-type="float" office:value="237" calcext:value-type="float">
            <text:p>237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7-16" calcext:value-type="date">
            <text:p>07/16/20</text:p>
          </table:table-cell>
          <table:table-cell office:value-type="float" office:value="134613" calcext:value-type="float">
            <text:p>134613</text:p>
          </table:table-cell>
          <table:table-cell office:value-type="float" office:value="2492" calcext:value-type="float">
            <text:p>2492</text:p>
          </table:table-cell>
          <table:table-cell office:value-type="float" office:value="1283" calcext:value-type="float">
            <text:p>1283</text:p>
          </table:table-cell>
          <table:table-cell office:value-type="float" office:value="23" calcext:value-type="float">
            <text:p>23</text:p>
          </table:table-cell>
          <table:table-cell office:value-type="float" office:value="516" calcext:value-type="float">
            <text:p>516</text:p>
          </table:table-cell>
          <table:table-cell office:value-type="float" office:value="24089" calcext:value-type="float">
            <text:p>24089</text:p>
          </table:table-cell>
          <table:table-cell office:value-type="float" office:value="22806" calcext:value-type="float">
            <text:p>22806</text:p>
          </table:table-cell>
          <table:table-cell office:value-type="float" office:value="1283" calcext:value-type="float">
            <text:p>1283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71" calcext:value-type="float">
            <text:p>171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79" calcext:value-type="float">
            <text:p>279</text:p>
          </table:table-cell>
          <table:table-cell office:value-type="float" office:value="247" calcext:value-type="float">
            <text:p>247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7-17" calcext:value-type="date">
            <text:p>07/17/20</text:p>
          </table:table-cell>
          <table:table-cell office:value-type="float" office:value="138523" calcext:value-type="float">
            <text:p>138523</text:p>
          </table:table-cell>
          <table:table-cell office:value-type="float" office:value="2583" calcext:value-type="float">
            <text:p>2583</text:p>
          </table:table-cell>
          <table:table-cell office:value-type="float" office:value="1329" calcext:value-type="float">
            <text:p>1329</text:p>
          </table:table-cell>
          <table:table-cell office:value-type="float" office:value="26" calcext:value-type="float">
            <text:p>26</text:p>
          </table:table-cell>
          <table:table-cell office:value-type="float" office:value="516" calcext:value-type="float">
            <text:p>516</text:p>
          </table:table-cell>
          <table:table-cell office:value-type="float" office:value="24393" calcext:value-type="float">
            <text:p>24393</text:p>
          </table:table-cell>
          <table:table-cell office:value-type="float" office:value="23064" calcext:value-type="float">
            <text:p>23064</text:p>
          </table:table-cell>
          <table:table-cell office:value-type="float" office:value="1329" calcext:value-type="float">
            <text:p>132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79" calcext:value-type="float">
            <text:p>179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287" calcext:value-type="float">
            <text:p>287</text:p>
          </table:table-cell>
          <table:table-cell office:value-type="float" office:value="261" calcext:value-type="float">
            <text:p>261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7-20" calcext:value-type="date">
            <text:p>07/20/20</text:p>
          </table:table-cell>
          <table:table-cell office:value-type="float" office:value="145183" calcext:value-type="float">
            <text:p>145183</text:p>
          </table:table-cell>
          <table:table-cell office:value-type="float" office:value="2784" calcext:value-type="float">
            <text:p>2784</text:p>
          </table:table-cell>
          <table:table-cell office:value-type="float" office:value="1422" calcext:value-type="float">
            <text:p>1422</text:p>
          </table:table-cell>
          <table:table-cell office:value-type="float" office:value="46" calcext:value-type="float">
            <text:p>46</text:p>
          </table:table-cell>
          <table:table-cell office:value-type="float" office:value="534" calcext:value-type="float">
            <text:p>534</text:p>
          </table:table-cell>
          <table:table-cell office:value-type="float" office:value="25328" calcext:value-type="float">
            <text:p>25328</text:p>
          </table:table-cell>
          <table:table-cell office:value-type="float" office:value="23906" calcext:value-type="float">
            <text:p>23906</text:p>
          </table:table-cell>
          <table:table-cell office:value-type="float" office:value="1422" calcext:value-type="float">
            <text:p>142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83" calcext:value-type="float">
            <text:p>183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04" calcext:value-type="float">
            <text:p>304</text:p>
          </table:table-cell>
          <table:table-cell office:value-type="float" office:value="289" calcext:value-type="float">
            <text:p>289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7-21" calcext:value-type="date">
            <text:p>07/21/20</text:p>
          </table:table-cell>
          <table:table-cell office:value-type="float" office:value="148683" calcext:value-type="float">
            <text:p>148683</text:p>
          </table:table-cell>
          <table:table-cell office:value-type="float" office:value="2918" calcext:value-type="float">
            <text:p>2918</text:p>
          </table:table-cell>
          <table:table-cell office:value-type="float" office:value="1449" calcext:value-type="float">
            <text:p>1449</text:p>
          </table:table-cell>
          <table:table-cell office:value-type="float" office:value="49" calcext:value-type="float">
            <text:p>49</text:p>
          </table:table-cell>
          <table:table-cell office:value-type="float" office:value="594" calcext:value-type="float">
            <text:p>594</text:p>
          </table:table-cell>
          <table:table-cell office:value-type="float" office:value="25571" calcext:value-type="float">
            <text:p>25571</text:p>
          </table:table-cell>
          <table:table-cell office:value-type="float" office:value="24122" calcext:value-type="float">
            <text:p>24122</text:p>
          </table:table-cell>
          <table:table-cell office:value-type="float" office:value="1449" calcext:value-type="float">
            <text:p>1449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85" calcext:value-type="float">
            <text:p>185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07" calcext:value-type="float">
            <text:p>307</text:p>
          </table:table-cell>
          <table:table-cell office:value-type="float" office:value="292" calcext:value-type="float">
            <text:p>292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7-22" calcext:value-type="date">
            <text:p>07/22/20</text:p>
          </table:table-cell>
          <table:table-cell office:value-type="float" office:value="150609" calcext:value-type="float">
            <text:p>150609</text:p>
          </table:table-cell>
          <table:table-cell office:value-type="float" office:value="2974" calcext:value-type="float">
            <text:p>2974</text:p>
          </table:table-cell>
          <table:table-cell office:value-type="float" office:value="1472" calcext:value-type="float">
            <text:p>1472</text:p>
          </table:table-cell>
          <table:table-cell office:value-type="float" office:value="49" calcext:value-type="float">
            <text:p>49</text:p>
          </table:table-cell>
          <table:table-cell office:value-type="float" office:value="594" calcext:value-type="float">
            <text:p>594</text:p>
          </table:table-cell>
          <table:table-cell office:value-type="float" office:value="25823" calcext:value-type="float">
            <text:p>25823</text:p>
          </table:table-cell>
          <table:table-cell office:value-type="float" office:value="24351" calcext:value-type="float">
            <text:p>24351</text:p>
          </table:table-cell>
          <table:table-cell office:value-type="float" office:value="1472" calcext:value-type="float">
            <text:p>1472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6" calcext:value-type="float">
            <text:p>106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87" calcext:value-type="float">
            <text:p>187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11" calcext:value-type="float">
            <text:p>311</text:p>
          </table:table-cell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7-23" calcext:value-type="date">
            <text:p>07/23/20</text:p>
          </table:table-cell>
          <table:table-cell office:value-type="float" office:value="152944" calcext:value-type="float">
            <text:p>152944</text:p>
          </table:table-cell>
          <table:table-cell office:value-type="float" office:value="3063" calcext:value-type="float">
            <text:p>3063</text:p>
          </table:table-cell>
          <table:table-cell office:value-type="float" office:value="1508" calcext:value-type="float">
            <text:p>1508</text:p>
          </table:table-cell>
          <table:table-cell office:value-type="float" office:value="54" calcext:value-type="float">
            <text:p>54</text:p>
          </table:table-cell>
          <table:table-cell office:value-type="float" office:value="609" calcext:value-type="float">
            <text:p>609</text:p>
          </table:table-cell>
          <table:table-cell office:value-type="float" office:value="25996" calcext:value-type="float">
            <text:p>25996</text:p>
          </table:table-cell>
          <table:table-cell office:value-type="float" office:value="24488" calcext:value-type="float">
            <text:p>24488</text:p>
          </table:table-cell>
          <table:table-cell office:value-type="float" office:value="1508" calcext:value-type="float">
            <text:p>150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90" calcext:value-type="float">
            <text:p>190</text:p>
          </table:table-cell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23" calcext:value-type="float">
            <text:p>323</text:p>
          </table:table-cell>
          <table:table-cell office:value-type="float" office:value="308" calcext:value-type="float">
            <text:p>308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7-24" calcext:value-type="date">
            <text:p>07/24/20</text:p>
          </table:table-cell>
          <table:table-cell office:value-type="float" office:value="156301" calcext:value-type="float">
            <text:p>156301</text:p>
          </table:table-cell>
          <table:table-cell office:value-type="float" office:value="3349" calcext:value-type="float">
            <text:p>3349</text:p>
          </table:table-cell>
          <table:table-cell office:value-type="float" office:value="1534" calcext:value-type="float">
            <text:p>1534</text:p>
          </table:table-cell>
          <table:table-cell office:value-type="float" office:value="54" calcext:value-type="float">
            <text:p>54</text:p>
          </table:table-cell>
          <table:table-cell office:value-type="float" office:value="609" calcext:value-type="float">
            <text:p>609</text:p>
          </table:table-cell>
          <table:table-cell office:value-type="float" office:value="26343" calcext:value-type="float">
            <text:p>26343</text:p>
          </table:table-cell>
          <table:table-cell office:value-type="float" office:value="24809" calcext:value-type="float">
            <text:p>24809</text:p>
          </table:table-cell>
          <table:table-cell office:value-type="float" office:value="1534" calcext:value-type="float">
            <text:p>153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95" calcext:value-type="float">
            <text:p>195</text:p>
          </table:table-cell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326" calcext:value-type="float">
            <text:p>326</text:p>
          </table:table-cell>
          <table:table-cell office:value-type="float" office:value="316" calcext:value-type="float">
            <text:p>316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99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VV State Level" table:style-name="ta1">
        <table:table-column table:style-name="co18" table:default-cell-style-name="ce7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26" table:number-columns-repeated="1015" table:default-cell-style-name="ce6"/>
        <table:table-row table:style-name="ro1">
          <table:table-cell table:formula="of:=[$'Verde Valley Virus'.A1]" office:value-type="string" office:string-value="Date" calcext:value-type="string">
            <text:p>Date</text:p>
          </table:table-cell>
          <table:table-cell table:style-name="ce7" table:formula="of:=[$'Verde Valley Virus'.B1]" office:value-type="string" office:string-value="Arizona Cases" calcext:value-type="string">
            <text:p>Arizona Cases</text:p>
          </table:table-cell>
          <table:table-cell table:style-name="ce7" table:formula="of:=[$'Verde Valley Virus'.C1]" office:value-type="string" office:string-value="Arizona Deaths" calcext:value-type="string">
            <text:p>Arizona Deaths</text:p>
          </table:table-cell>
          <table:table-cell table:style-name="ce7" table:formula="of:=[$'Verde Valley Virus'.D1]" office:value-type="string" office:string-value="Yavapai Cases" calcext:value-type="string">
            <text:p>Yavapai Cases</text:p>
          </table:table-cell>
          <table:table-cell table:style-name="ce7" table:formula="of:=[$'Verde Valley Virus'.E1]" office:value-type="string" office:string-value="Yavapai Deaths" calcext:value-type="string">
            <text:p>Yavapai Deaths</text:p>
          </table:table-cell>
          <table:table-cell table:style-name="ce7" table:formula="of:=[$'Verde Valley Virus'.F1]" office:value-type="string" office:string-value="Yavapai Recoveries" calcext:value-type="string">
            <text:p>Yavapai Recoveries</text:p>
          </table:table-cell>
          <table:table-cell table:style-name="ce7" table:formula="of:=[$'Verde Valley Virus'.G1]" office:value-type="string" office:string-value="Yavapai Total Tested" calcext:value-type="string">
            <text:p>Yavapai Total Tested</text:p>
          </table:table-cell>
          <table:table-cell table:style-name="ce7" table:formula="of:=[$'Verde Valley Virus'.H1]" office:value-type="string" office:string-value="Yavapai Negative Tests" calcext:value-type="string">
            <text:p>Yavapai Negative Tests</text:p>
          </table:table-cell>
          <table:table-cell table:style-name="ce7" table:formula="of:=[$'Verde Valley Virus'.I1]" office:value-type="string" office:string-value="Yavapai Positive Tests" calcext:value-type="string">
            <text:p>Yavapai Positive Tests</text:p>
          </table:table-cell>
          <table:table-cell table:number-columns-repeated="1015"/>
        </table:table-row>
        <table:table-row table:style-name="ro1">
          <table:table-cell table:formula="of:=IF([$'Verde Valley Virus'.A2]=0;&quot;&quot;;[$'Verde Valley Virus'.A2])" office:value-type="date" office:date-value="2020-06-26" calcext:value-type="date">
            <text:p>06/26/20</text:p>
          </table:table-cell>
          <table:table-cell table:style-name="ce4" table:formula="of:=IF([$'Verde Valley Virus'.B2]=0;&quot;&quot;;[$'Verde Valley Virus'.B2])" office:value-type="float" office:value="66458" calcext:value-type="float">
            <text:p>66458</text:p>
          </table:table-cell>
          <table:table-cell table:style-name="ce4" table:formula="of:=IF([$'Verde Valley Virus'.C2]=0;&quot;&quot;;[$'Verde Valley Virus'.C2])" office:value-type="float" office:value="1535" calcext:value-type="float">
            <text:p>1535</text:p>
          </table:table-cell>
          <table:table-cell table:style-name="ce4" table:formula="of:=IF([$'Verde Valley Virus'.D2]=0;&quot;&quot;;[$'Verde Valley Virus'.D2])" office:value-type="float" office:value="614" calcext:value-type="float">
            <text:p>614</text:p>
          </table:table-cell>
          <table:table-cell table:style-name="ce4" table:formula="of:=IF([$'Verde Valley Virus'.E2]=0;&quot;&quot;;[$'Verde Valley Virus'.E2])" office:value-type="float" office:value="7" calcext:value-type="float">
            <text:p>7</text:p>
          </table:table-cell>
          <table:table-cell table:style-name="ce4" table:formula="of:=IF([$'Verde Valley Virus'.F2]=0;&quot;&quot;;[$'Verde Valley Virus'.F2])" office:value-type="float" office:value="325" calcext:value-type="float">
            <text:p>325</text:p>
          </table:table-cell>
          <table:table-cell table:style-name="ce4" table:formula="of:=IF([$'Verde Valley Virus'.G2]=0;&quot;&quot;;[$'Verde Valley Virus'.G2])" office:value-type="float" office:value="17908" calcext:value-type="float">
            <text:p>17908</text:p>
          </table:table-cell>
          <table:table-cell table:style-name="ce4" table:formula="of:=IF([$'Verde Valley Virus'.H2]=0;&quot;&quot;;[$'Verde Valley Virus'.H2])" office:value-type="float" office:value="17294" calcext:value-type="float">
            <text:p>17294</text:p>
          </table:table-cell>
          <table:table-cell table:style-name="ce4" table:formula="of:=IF([$'Verde Valley Virus'.I2]=0;&quot;&quot;;[$'Verde Valley Virus'.I2])" office:value-type="float" office:value="614" calcext:value-type="float">
            <text:p>614</text:p>
          </table:table-cell>
          <table:table-cell table:number-columns-repeated="1015"/>
        </table:table-row>
        <table:table-row table:style-name="ro1">
          <table:table-cell table:formula="of:=IF([$'Verde Valley Virus'.A3]=0;&quot;&quot;;[$'Verde Valley Virus'.A3])" office:value-type="date" office:date-value="2020-06-29" calcext:value-type="date">
            <text:p>06/29/20</text:p>
          </table:table-cell>
          <table:table-cell table:style-name="ce4" table:formula="of:=IF([$'Verde Valley Virus'.B3]=0;&quot;&quot;;[$'Verde Valley Virus'.B3])">
            <text:p/>
          </table:table-cell>
          <table:table-cell table:style-name="ce4" table:formula="of:=IF([$'Verde Valley Virus'.C3]=0;&quot;&quot;;[$'Verde Valley Virus'.C3])">
            <text:p/>
          </table:table-cell>
          <table:table-cell table:style-name="ce4" table:formula="of:=IF([$'Verde Valley Virus'.D3]=0;&quot;&quot;;[$'Verde Valley Virus'.D3])" office:value-type="float" office:value="771" calcext:value-type="float">
            <text:p>771</text:p>
          </table:table-cell>
          <table:table-cell table:style-name="ce4" table:formula="of:=IF([$'Verde Valley Virus'.E3]=0;&quot;&quot;;[$'Verde Valley Virus'.E3])" office:value-type="float" office:value="8" calcext:value-type="float">
            <text:p>8</text:p>
          </table:table-cell>
          <table:table-cell table:style-name="ce4" table:formula="of:=IF([$'Verde Valley Virus'.F3]=0;&quot;&quot;;[$'Verde Valley Virus'.F3])">
            <text:p/>
          </table:table-cell>
          <table:table-cell table:style-name="ce4" table:formula="of:=IF([$'Verde Valley Virus'.G3]=0;&quot;&quot;;[$'Verde Valley Virus'.G3])">
            <text:p/>
          </table:table-cell>
          <table:table-cell table:style-name="ce4" table:formula="of:=IF([$'Verde Valley Virus'.H3]=0;&quot;&quot;;[$'Verde Valley Virus'.H3])">
            <text:p/>
          </table:table-cell>
          <table:table-cell table:style-name="ce4" table:formula="of:=IF([$'Verde Valley Virus'.I3]=0;&quot;&quot;;[$'Verde Valley Virus'.I3])">
            <text:p/>
          </table:table-cell>
          <table:table-cell table:number-columns-repeated="1015"/>
        </table:table-row>
        <table:table-row table:style-name="ro1">
          <table:table-cell table:formula="of:=IF([$'Verde Valley Virus'.A4]=0;&quot;&quot;;[$'Verde Valley Virus'.A4])" office:value-type="date" office:date-value="2020-06-30" calcext:value-type="date">
            <text:p>06/30/20</text:p>
          </table:table-cell>
          <table:table-cell table:style-name="ce4" table:formula="of:=IF([$'Verde Valley Virus'.B4]=0;&quot;&quot;;[$'Verde Valley Virus'.B4])">
            <text:p/>
          </table:table-cell>
          <table:table-cell table:style-name="ce4" table:formula="of:=IF([$'Verde Valley Virus'.C4]=0;&quot;&quot;;[$'Verde Valley Virus'.C4])">
            <text:p/>
          </table:table-cell>
          <table:table-cell table:style-name="ce4" table:formula="of:=IF([$'Verde Valley Virus'.D4]=0;&quot;&quot;;[$'Verde Valley Virus'.D4])" office:value-type="float" office:value="794" calcext:value-type="float">
            <text:p>794</text:p>
          </table:table-cell>
          <table:table-cell table:style-name="ce4" table:formula="of:=IF([$'Verde Valley Virus'.E4]=0;&quot;&quot;;[$'Verde Valley Virus'.E4])" office:value-type="float" office:value="9" calcext:value-type="float">
            <text:p>9</text:p>
          </table:table-cell>
          <table:table-cell table:style-name="ce4" table:formula="of:=IF([$'Verde Valley Virus'.F4]=0;&quot;&quot;;[$'Verde Valley Virus'.F4])">
            <text:p/>
          </table:table-cell>
          <table:table-cell table:style-name="ce4" table:formula="of:=IF([$'Verde Valley Virus'.G4]=0;&quot;&quot;;[$'Verde Valley Virus'.G4])">
            <text:p/>
          </table:table-cell>
          <table:table-cell table:style-name="ce4" table:formula="of:=IF([$'Verde Valley Virus'.H4]=0;&quot;&quot;;[$'Verde Valley Virus'.H4])">
            <text:p/>
          </table:table-cell>
          <table:table-cell table:style-name="ce4" table:formula="of:=IF([$'Verde Valley Virus'.I4]=0;&quot;&quot;;[$'Verde Valley Virus'.I4])">
            <text:p/>
          </table:table-cell>
          <table:table-cell table:number-columns-repeated="1015"/>
        </table:table-row>
        <table:table-row table:style-name="ro1">
          <table:table-cell table:formula="of:=IF([$'Verde Valley Virus'.A5]=0;&quot;&quot;;[$'Verde Valley Virus'.A5])" office:value-type="date" office:date-value="2020-07-02" calcext:value-type="date">
            <text:p>07/02/20</text:p>
          </table:table-cell>
          <table:table-cell table:style-name="ce4" table:formula="of:=IF([$'Verde Valley Virus'.B5]=0;&quot;&quot;;[$'Verde Valley Virus'.B5])">
            <text:p/>
          </table:table-cell>
          <table:table-cell table:style-name="ce4" table:formula="of:=IF([$'Verde Valley Virus'.C5]=0;&quot;&quot;;[$'Verde Valley Virus'.C5])">
            <text:p/>
          </table:table-cell>
          <table:table-cell table:style-name="ce4" table:formula="of:=IF([$'Verde Valley Virus'.D5]=0;&quot;&quot;;[$'Verde Valley Virus'.D5])" office:value-type="float" office:value="853" calcext:value-type="float">
            <text:p>853</text:p>
          </table:table-cell>
          <table:table-cell table:style-name="ce4" table:formula="of:=IF([$'Verde Valley Virus'.E5]=0;&quot;&quot;;[$'Verde Valley Virus'.E5])" office:value-type="float" office:value="11" calcext:value-type="float">
            <text:p>11</text:p>
          </table:table-cell>
          <table:table-cell table:style-name="ce4" table:formula="of:=IF([$'Verde Valley Virus'.F5]=0;&quot;&quot;;[$'Verde Valley Virus'.F5])">
            <text:p/>
          </table:table-cell>
          <table:table-cell table:style-name="ce4" table:formula="of:=IF([$'Verde Valley Virus'.G5]=0;&quot;&quot;;[$'Verde Valley Virus'.G5])">
            <text:p/>
          </table:table-cell>
          <table:table-cell table:style-name="ce4" table:formula="of:=IF([$'Verde Valley Virus'.H5]=0;&quot;&quot;;[$'Verde Valley Virus'.H5])">
            <text:p/>
          </table:table-cell>
          <table:table-cell table:style-name="ce4" table:formula="of:=IF([$'Verde Valley Virus'.I5]=0;&quot;&quot;;[$'Verde Valley Virus'.I5])">
            <text:p/>
          </table:table-cell>
          <table:table-cell table:number-columns-repeated="1015"/>
        </table:table-row>
        <table:table-row table:style-name="ro1">
          <table:table-cell table:formula="of:=IF([$'Verde Valley Virus'.A6]=0;&quot;&quot;;[$'Verde Valley Virus'.A6])" office:value-type="date" office:date-value="2020-07-06" calcext:value-type="date">
            <text:p>07/06/20</text:p>
          </table:table-cell>
          <table:table-cell table:style-name="ce4" table:formula="of:=IF([$'Verde Valley Virus'.B6]=0;&quot;&quot;;[$'Verde Valley Virus'.B6])">
            <text:p/>
          </table:table-cell>
          <table:table-cell table:style-name="ce4" table:formula="of:=IF([$'Verde Valley Virus'.C6]=0;&quot;&quot;;[$'Verde Valley Virus'.C6])">
            <text:p/>
          </table:table-cell>
          <table:table-cell table:style-name="ce4" table:formula="of:=IF([$'Verde Valley Virus'.D6]=0;&quot;&quot;;[$'Verde Valley Virus'.D6])" office:value-type="float" office:value="973" calcext:value-type="float">
            <text:p>973</text:p>
          </table:table-cell>
          <table:table-cell table:style-name="ce4" table:formula="of:=IF([$'Verde Valley Virus'.E6]=0;&quot;&quot;;[$'Verde Valley Virus'.E6])" office:value-type="float" office:value="10" calcext:value-type="float">
            <text:p>10</text:p>
          </table:table-cell>
          <table:table-cell table:style-name="ce4" table:formula="of:=IF([$'Verde Valley Virus'.F6]=0;&quot;&quot;;[$'Verde Valley Virus'.F6])">
            <text:p/>
          </table:table-cell>
          <table:table-cell table:style-name="ce4" table:formula="of:=IF([$'Verde Valley Virus'.G6]=0;&quot;&quot;;[$'Verde Valley Virus'.G6])">
            <text:p/>
          </table:table-cell>
          <table:table-cell table:style-name="ce4" table:formula="of:=IF([$'Verde Valley Virus'.H6]=0;&quot;&quot;;[$'Verde Valley Virus'.H6])">
            <text:p/>
          </table:table-cell>
          <table:table-cell table:style-name="ce4" table:formula="of:=IF([$'Verde Valley Virus'.I6]=0;&quot;&quot;;[$'Verde Valley Virus'.I6])">
            <text:p/>
          </table:table-cell>
          <table:table-cell table:number-columns-repeated="1015"/>
        </table:table-row>
        <table:table-row table:style-name="ro1">
          <table:table-cell table:formula="of:=IF([$'Verde Valley Virus'.A7]=0;&quot;&quot;;[$'Verde Valley Virus'.A7])" office:value-type="date" office:date-value="2020-07-07" calcext:value-type="date">
            <text:p>07/07/20</text:p>
          </table:table-cell>
          <table:table-cell table:style-name="ce4" table:formula="of:=IF([$'Verde Valley Virus'.B7]=0;&quot;&quot;;[$'Verde Valley Virus'.B7])" office:value-type="float" office:value="105094" calcext:value-type="float">
            <text:p>105094</text:p>
          </table:table-cell>
          <table:table-cell table:style-name="ce4" table:formula="of:=IF([$'Verde Valley Virus'.C7]=0;&quot;&quot;;[$'Verde Valley Virus'.C7])" office:value-type="float" office:value="1927" calcext:value-type="float">
            <text:p>1927</text:p>
          </table:table-cell>
          <table:table-cell table:style-name="ce4" table:formula="of:=IF([$'Verde Valley Virus'.D7]=0;&quot;&quot;;[$'Verde Valley Virus'.D7])" office:value-type="float" office:value="999" calcext:value-type="float">
            <text:p>999</text:p>
          </table:table-cell>
          <table:table-cell table:style-name="ce4" table:formula="of:=IF([$'Verde Valley Virus'.E7]=0;&quot;&quot;;[$'Verde Valley Virus'.E7])" office:value-type="float" office:value="11" calcext:value-type="float">
            <text:p>11</text:p>
          </table:table-cell>
          <table:table-cell table:style-name="ce4" table:formula="of:=IF([$'Verde Valley Virus'.F7]=0;&quot;&quot;;[$'Verde Valley Virus'.F7])" office:value-type="float" office:value="420" calcext:value-type="float">
            <text:p>420</text:p>
          </table:table-cell>
          <table:table-cell table:style-name="ce4" table:formula="of:=IF([$'Verde Valley Virus'.G7]=0;&quot;&quot;;[$'Verde Valley Virus'.G7])" office:value-type="float" office:value="21086" calcext:value-type="float">
            <text:p>21086</text:p>
          </table:table-cell>
          <table:table-cell table:style-name="ce4" table:formula="of:=IF([$'Verde Valley Virus'.H7]=0;&quot;&quot;;[$'Verde Valley Virus'.H7])" office:value-type="float" office:value="20087" calcext:value-type="float">
            <text:p>20087</text:p>
          </table:table-cell>
          <table:table-cell table:style-name="ce4" table:formula="of:=IF([$'Verde Valley Virus'.I7]=0;&quot;&quot;;[$'Verde Valley Virus'.I7])" office:value-type="float" office:value="999" calcext:value-type="float">
            <text:p>999</text:p>
          </table:table-cell>
          <table:table-cell table:number-columns-repeated="1015"/>
        </table:table-row>
        <table:table-row table:style-name="ro1">
          <table:table-cell table:formula="of:=IF([$'Verde Valley Virus'.A8]=0;&quot;&quot;;[$'Verde Valley Virus'.A8])" office:value-type="date" office:date-value="2020-07-08" calcext:value-type="date">
            <text:p>07/08/20</text:p>
          </table:table-cell>
          <table:table-cell table:style-name="ce4" table:formula="of:=IF([$'Verde Valley Virus'.B8]=0;&quot;&quot;;[$'Verde Valley Virus'.B8])" office:value-type="float" office:value="108614" calcext:value-type="float">
            <text:p>108614</text:p>
          </table:table-cell>
          <table:table-cell table:style-name="ce4" table:formula="of:=IF([$'Verde Valley Virus'.C8]=0;&quot;&quot;;[$'Verde Valley Virus'.C8])" office:value-type="float" office:value="1963" calcext:value-type="float">
            <text:p>1963</text:p>
          </table:table-cell>
          <table:table-cell table:style-name="ce4" table:formula="of:=IF([$'Verde Valley Virus'.D8]=0;&quot;&quot;;[$'Verde Valley Virus'.D8])" office:value-type="float" office:value="1041" calcext:value-type="float">
            <text:p>1041</text:p>
          </table:table-cell>
          <table:table-cell table:style-name="ce4" table:formula="of:=IF([$'Verde Valley Virus'.E8]=0;&quot;&quot;;[$'Verde Valley Virus'.E8])" office:value-type="float" office:value="11" calcext:value-type="float">
            <text:p>11</text:p>
          </table:table-cell>
          <table:table-cell table:style-name="ce4" table:formula="of:=IF([$'Verde Valley Virus'.F8]=0;&quot;&quot;;[$'Verde Valley Virus'.F8])" office:value-type="float" office:value="420" calcext:value-type="float">
            <text:p>420</text:p>
          </table:table-cell>
          <table:table-cell table:style-name="ce4" table:formula="of:=IF([$'Verde Valley Virus'.G8]=0;&quot;&quot;;[$'Verde Valley Virus'.G8])" office:value-type="float" office:value="21456" calcext:value-type="float">
            <text:p>21456</text:p>
          </table:table-cell>
          <table:table-cell table:style-name="ce4" table:formula="of:=IF([$'Verde Valley Virus'.H8]=0;&quot;&quot;;[$'Verde Valley Virus'.H8])" office:value-type="float" office:value="20415" calcext:value-type="float">
            <text:p>20415</text:p>
          </table:table-cell>
          <table:table-cell table:style-name="ce4" table:formula="of:=IF([$'Verde Valley Virus'.I8]=0;&quot;&quot;;[$'Verde Valley Virus'.I8])" office:value-type="float" office:value="1041" calcext:value-type="float">
            <text:p>1041</text:p>
          </table:table-cell>
          <table:table-cell table:number-columns-repeated="1015"/>
        </table:table-row>
        <table:table-row table:style-name="ro1">
          <table:table-cell table:formula="of:=IF([$'Verde Valley Virus'.A9]=0;&quot;&quot;;[$'Verde Valley Virus'.A9])" office:value-type="date" office:date-value="2020-07-09" calcext:value-type="date">
            <text:p>07/09/20</text:p>
          </table:table-cell>
          <table:table-cell table:style-name="ce4" table:formula="of:=IF([$'Verde Valley Virus'.B9]=0;&quot;&quot;;[$'Verde Valley Virus'.B9])" office:value-type="float" office:value="112671" calcext:value-type="float">
            <text:p>112671</text:p>
          </table:table-cell>
          <table:table-cell table:style-name="ce4" table:formula="of:=IF([$'Verde Valley Virus'.C9]=0;&quot;&quot;;[$'Verde Valley Virus'.C9])" office:value-type="float" office:value="2038" calcext:value-type="float">
            <text:p>2038</text:p>
          </table:table-cell>
          <table:table-cell table:style-name="ce4" table:formula="of:=IF([$'Verde Valley Virus'.D9]=0;&quot;&quot;;[$'Verde Valley Virus'.D9])" office:value-type="float" office:value="1056" calcext:value-type="float">
            <text:p>1056</text:p>
          </table:table-cell>
          <table:table-cell table:style-name="ce4" table:formula="of:=IF([$'Verde Valley Virus'.E9]=0;&quot;&quot;;[$'Verde Valley Virus'.E9])" office:value-type="float" office:value="11" calcext:value-type="float">
            <text:p>11</text:p>
          </table:table-cell>
          <table:table-cell table:style-name="ce4" table:formula="of:=IF([$'Verde Valley Virus'.F9]=0;&quot;&quot;;[$'Verde Valley Virus'.F9])" office:value-type="float" office:value="420" calcext:value-type="float">
            <text:p>420</text:p>
          </table:table-cell>
          <table:table-cell table:style-name="ce4" table:formula="of:=IF([$'Verde Valley Virus'.G9]=0;&quot;&quot;;[$'Verde Valley Virus'.G9])" office:value-type="float" office:value="21690" calcext:value-type="float">
            <text:p>21690</text:p>
          </table:table-cell>
          <table:table-cell table:style-name="ce4" table:formula="of:=IF([$'Verde Valley Virus'.H9]=0;&quot;&quot;;[$'Verde Valley Virus'.H9])" office:value-type="float" office:value="20634" calcext:value-type="float">
            <text:p>20634</text:p>
          </table:table-cell>
          <table:table-cell table:style-name="ce4" table:formula="of:=IF([$'Verde Valley Virus'.I9]=0;&quot;&quot;;[$'Verde Valley Virus'.I9])" office:value-type="float" office:value="1056" calcext:value-type="float">
            <text:p>1056</text:p>
          </table:table-cell>
          <table:table-cell table:number-columns-repeated="1015"/>
        </table:table-row>
        <table:table-row table:style-name="ro1">
          <table:table-cell table:formula="of:=IF([$'Verde Valley Virus'.A10]=0;&quot;&quot;;[$'Verde Valley Virus'.A10])" office:value-type="date" office:date-value="2020-07-10" calcext:value-type="date">
            <text:p>07/10/20</text:p>
          </table:table-cell>
          <table:table-cell table:style-name="ce4" table:formula="of:=IF([$'Verde Valley Virus'.B10]=0;&quot;&quot;;[$'Verde Valley Virus'.B10])" office:value-type="float" office:value="116892" calcext:value-type="float">
            <text:p>116892</text:p>
          </table:table-cell>
          <table:table-cell table:style-name="ce4" table:formula="of:=IF([$'Verde Valley Virus'.C10]=0;&quot;&quot;;[$'Verde Valley Virus'.C10])" office:value-type="float" office:value="2082" calcext:value-type="float">
            <text:p>2082</text:p>
          </table:table-cell>
          <table:table-cell table:style-name="ce4" table:formula="of:=IF([$'Verde Valley Virus'.D10]=0;&quot;&quot;;[$'Verde Valley Virus'.D10])" office:value-type="float" office:value="1070" calcext:value-type="float">
            <text:p>1070</text:p>
          </table:table-cell>
          <table:table-cell table:style-name="ce4" table:formula="of:=IF([$'Verde Valley Virus'.E10]=0;&quot;&quot;;[$'Verde Valley Virus'.E10])" office:value-type="float" office:value="11" calcext:value-type="float">
            <text:p>11</text:p>
          </table:table-cell>
          <table:table-cell table:style-name="ce4" table:formula="of:=IF([$'Verde Valley Virus'.F10]=0;&quot;&quot;;[$'Verde Valley Virus'.F10])" office:value-type="float" office:value="420" calcext:value-type="float">
            <text:p>420</text:p>
          </table:table-cell>
          <table:table-cell table:style-name="ce4" table:formula="of:=IF([$'Verde Valley Virus'.G10]=0;&quot;&quot;;[$'Verde Valley Virus'.G10])" office:value-type="float" office:value="22023" calcext:value-type="float">
            <text:p>22023</text:p>
          </table:table-cell>
          <table:table-cell table:style-name="ce4" table:formula="of:=IF([$'Verde Valley Virus'.H10]=0;&quot;&quot;;[$'Verde Valley Virus'.H10])" office:value-type="float" office:value="20953" calcext:value-type="float">
            <text:p>20953</text:p>
          </table:table-cell>
          <table:table-cell table:style-name="ce4" table:formula="of:=IF([$'Verde Valley Virus'.I10]=0;&quot;&quot;;[$'Verde Valley Virus'.I10])" office:value-type="float" office:value="1070" calcext:value-type="float">
            <text:p>1070</text:p>
          </table:table-cell>
          <table:table-cell table:number-columns-repeated="1015"/>
        </table:table-row>
        <table:table-row table:style-name="ro1">
          <table:table-cell table:formula="of:=IF([$'Verde Valley Virus'.A11]=0;&quot;&quot;;[$'Verde Valley Virus'.A11])" office:value-type="date" office:date-value="2020-07-13" calcext:value-type="date">
            <text:p>07/13/20</text:p>
          </table:table-cell>
          <table:table-cell table:style-name="ce4" table:formula="of:=IF([$'Verde Valley Virus'.B11]=0;&quot;&quot;;[$'Verde Valley Virus'.B11])" office:value-type="float" office:value="123824" calcext:value-type="float">
            <text:p>123824</text:p>
          </table:table-cell>
          <table:table-cell table:style-name="ce4" table:formula="of:=IF([$'Verde Valley Virus'.C11]=0;&quot;&quot;;[$'Verde Valley Virus'.C11])" office:value-type="float" office:value="2245" calcext:value-type="float">
            <text:p>2245</text:p>
          </table:table-cell>
          <table:table-cell table:style-name="ce4" table:formula="of:=IF([$'Verde Valley Virus'.D11]=0;&quot;&quot;;[$'Verde Valley Virus'.D11])" office:value-type="float" office:value="1167" calcext:value-type="float">
            <text:p>1167</text:p>
          </table:table-cell>
          <table:table-cell table:style-name="ce4" table:formula="of:=IF([$'Verde Valley Virus'.E11]=0;&quot;&quot;;[$'Verde Valley Virus'.E11])" office:value-type="float" office:value="15" calcext:value-type="float">
            <text:p>15</text:p>
          </table:table-cell>
          <table:table-cell table:style-name="ce4" table:formula="of:=IF([$'Verde Valley Virus'.F11]=0;&quot;&quot;;[$'Verde Valley Virus'.F11])" office:value-type="float" office:value="480" calcext:value-type="float">
            <text:p>480</text:p>
          </table:table-cell>
          <table:table-cell table:style-name="ce4" table:formula="of:=IF([$'Verde Valley Virus'.G11]=0;&quot;&quot;;[$'Verde Valley Virus'.G11])" office:value-type="float" office:value="23031" calcext:value-type="float">
            <text:p>23031</text:p>
          </table:table-cell>
          <table:table-cell table:style-name="ce4" table:formula="of:=IF([$'Verde Valley Virus'.H11]=0;&quot;&quot;;[$'Verde Valley Virus'.H11])" office:value-type="float" office:value="21864" calcext:value-type="float">
            <text:p>21864</text:p>
          </table:table-cell>
          <table:table-cell table:style-name="ce4" table:formula="of:=IF([$'Verde Valley Virus'.I11]=0;&quot;&quot;;[$'Verde Valley Virus'.I11])" office:value-type="float" office:value="1167" calcext:value-type="float">
            <text:p>1167</text:p>
          </table:table-cell>
          <table:table-cell table:number-columns-repeated="1015"/>
        </table:table-row>
        <table:table-row table:style-name="ro1">
          <table:table-cell table:formula="of:=IF([$'Verde Valley Virus'.A12]=0;&quot;&quot;;[$'Verde Valley Virus'.A12])" office:value-type="date" office:date-value="2020-07-14" calcext:value-type="date">
            <text:p>07/14/20</text:p>
          </table:table-cell>
          <table:table-cell table:style-name="ce4" table:formula="of:=IF([$'Verde Valley Virus'.B12]=0;&quot;&quot;;[$'Verde Valley Virus'.B12])" office:value-type="float" office:value="128097" calcext:value-type="float">
            <text:p>128097</text:p>
          </table:table-cell>
          <table:table-cell table:style-name="ce4" table:formula="of:=IF([$'Verde Valley Virus'.C12]=0;&quot;&quot;;[$'Verde Valley Virus'.C12])" office:value-type="float" office:value="2337" calcext:value-type="float">
            <text:p>2337</text:p>
          </table:table-cell>
          <table:table-cell table:style-name="ce4" table:formula="of:=IF([$'Verde Valley Virus'.D12]=0;&quot;&quot;;[$'Verde Valley Virus'.D12])" office:value-type="float" office:value="1201" calcext:value-type="float">
            <text:p>1201</text:p>
          </table:table-cell>
          <table:table-cell table:style-name="ce4" table:formula="of:=IF([$'Verde Valley Virus'.E12]=0;&quot;&quot;;[$'Verde Valley Virus'.E12])" office:value-type="float" office:value="21" calcext:value-type="float">
            <text:p>21</text:p>
          </table:table-cell>
          <table:table-cell table:style-name="ce4" table:formula="of:=IF([$'Verde Valley Virus'.F12]=0;&quot;&quot;;[$'Verde Valley Virus'.F12])" office:value-type="float" office:value="491" calcext:value-type="float">
            <text:p>491</text:p>
          </table:table-cell>
          <table:table-cell table:style-name="ce4" table:formula="of:=IF([$'Verde Valley Virus'.G12]=0;&quot;&quot;;[$'Verde Valley Virus'.G12])" office:value-type="float" office:value="23411" calcext:value-type="float">
            <text:p>23411</text:p>
          </table:table-cell>
          <table:table-cell table:style-name="ce4" table:formula="of:=IF([$'Verde Valley Virus'.H12]=0;&quot;&quot;;[$'Verde Valley Virus'.H12])" office:value-type="float" office:value="22210" calcext:value-type="float">
            <text:p>22210</text:p>
          </table:table-cell>
          <table:table-cell table:style-name="ce4" table:formula="of:=IF([$'Verde Valley Virus'.I12]=0;&quot;&quot;;[$'Verde Valley Virus'.I12])" office:value-type="float" office:value="1201" calcext:value-type="float">
            <text:p>1201</text:p>
          </table:table-cell>
          <table:table-cell table:number-columns-repeated="1015"/>
        </table:table-row>
        <table:table-row table:style-name="ro1">
          <table:table-cell table:formula="of:=IF([$'Verde Valley Virus'.A13]=0;&quot;&quot;;[$'Verde Valley Virus'.A13])" office:value-type="date" office:date-value="2020-07-15" calcext:value-type="date">
            <text:p>07/15/20</text:p>
          </table:table-cell>
          <table:table-cell table:style-name="ce4" table:formula="of:=IF([$'Verde Valley Virus'.B13]=0;&quot;&quot;;[$'Verde Valley Virus'.B13])" office:value-type="float" office:value="131354" calcext:value-type="float">
            <text:p>131354</text:p>
          </table:table-cell>
          <table:table-cell table:style-name="ce4" table:formula="of:=IF([$'Verde Valley Virus'.C13]=0;&quot;&quot;;[$'Verde Valley Virus'.C13])" office:value-type="float" office:value="2434" calcext:value-type="float">
            <text:p>2434</text:p>
          </table:table-cell>
          <table:table-cell table:style-name="ce4" table:formula="of:=IF([$'Verde Valley Virus'.D13]=0;&quot;&quot;;[$'Verde Valley Virus'.D13])" office:value-type="float" office:value="1244" calcext:value-type="float">
            <text:p>1244</text:p>
          </table:table-cell>
          <table:table-cell table:style-name="ce4" table:formula="of:=IF([$'Verde Valley Virus'.E13]=0;&quot;&quot;;[$'Verde Valley Virus'.E13])" office:value-type="float" office:value="23" calcext:value-type="float">
            <text:p>23</text:p>
          </table:table-cell>
          <table:table-cell table:style-name="ce4" table:formula="of:=IF([$'Verde Valley Virus'.F13]=0;&quot;&quot;;[$'Verde Valley Virus'.F13])" office:value-type="float" office:value="491" calcext:value-type="float">
            <text:p>491</text:p>
          </table:table-cell>
          <table:table-cell table:style-name="ce4" table:formula="of:=IF([$'Verde Valley Virus'.G13]=0;&quot;&quot;;[$'Verde Valley Virus'.G13])" office:value-type="float" office:value="23756" calcext:value-type="float">
            <text:p>23756</text:p>
          </table:table-cell>
          <table:table-cell table:style-name="ce4" table:formula="of:=IF([$'Verde Valley Virus'.H13]=0;&quot;&quot;;[$'Verde Valley Virus'.H13])" office:value-type="float" office:value="22512" calcext:value-type="float">
            <text:p>22512</text:p>
          </table:table-cell>
          <table:table-cell table:style-name="ce4" table:formula="of:=IF([$'Verde Valley Virus'.I13]=0;&quot;&quot;;[$'Verde Valley Virus'.I13])" office:value-type="float" office:value="1244" calcext:value-type="float">
            <text:p>1244</text:p>
          </table:table-cell>
          <table:table-cell table:number-columns-repeated="1015"/>
        </table:table-row>
        <table:table-row table:style-name="ro1">
          <table:table-cell table:formula="of:=IF([$'Verde Valley Virus'.A14]=0;&quot;&quot;;[$'Verde Valley Virus'.A14])" office:value-type="date" office:date-value="2020-07-16" calcext:value-type="date">
            <text:p>07/16/20</text:p>
          </table:table-cell>
          <table:table-cell table:style-name="ce4" table:formula="of:=IF([$'Verde Valley Virus'.B14]=0;&quot;&quot;;[$'Verde Valley Virus'.B14])" office:value-type="float" office:value="134613" calcext:value-type="float">
            <text:p>134613</text:p>
          </table:table-cell>
          <table:table-cell table:style-name="ce4" table:formula="of:=IF([$'Verde Valley Virus'.C14]=0;&quot;&quot;;[$'Verde Valley Virus'.C14])" office:value-type="float" office:value="2492" calcext:value-type="float">
            <text:p>2492</text:p>
          </table:table-cell>
          <table:table-cell table:style-name="ce4" table:formula="of:=IF([$'Verde Valley Virus'.D14]=0;&quot;&quot;;[$'Verde Valley Virus'.D14])" office:value-type="float" office:value="1283" calcext:value-type="float">
            <text:p>1283</text:p>
          </table:table-cell>
          <table:table-cell table:style-name="ce4" table:formula="of:=IF([$'Verde Valley Virus'.E14]=0;&quot;&quot;;[$'Verde Valley Virus'.E14])" office:value-type="float" office:value="23" calcext:value-type="float">
            <text:p>23</text:p>
          </table:table-cell>
          <table:table-cell table:style-name="ce4" table:formula="of:=IF([$'Verde Valley Virus'.F14]=0;&quot;&quot;;[$'Verde Valley Virus'.F14])" office:value-type="float" office:value="516" calcext:value-type="float">
            <text:p>516</text:p>
          </table:table-cell>
          <table:table-cell table:style-name="ce4" table:formula="of:=IF([$'Verde Valley Virus'.G14]=0;&quot;&quot;;[$'Verde Valley Virus'.G14])" office:value-type="float" office:value="24089" calcext:value-type="float">
            <text:p>24089</text:p>
          </table:table-cell>
          <table:table-cell table:style-name="ce4" table:formula="of:=IF([$'Verde Valley Virus'.H14]=0;&quot;&quot;;[$'Verde Valley Virus'.H14])" office:value-type="float" office:value="22806" calcext:value-type="float">
            <text:p>22806</text:p>
          </table:table-cell>
          <table:table-cell table:style-name="ce4" table:formula="of:=IF([$'Verde Valley Virus'.I14]=0;&quot;&quot;;[$'Verde Valley Virus'.I14])" office:value-type="float" office:value="1283" calcext:value-type="float">
            <text:p>1283</text:p>
          </table:table-cell>
          <table:table-cell table:number-columns-repeated="1015"/>
        </table:table-row>
        <table:table-row table:style-name="ro1">
          <table:table-cell table:formula="of:=IF([$'Verde Valley Virus'.A15]=0;&quot;&quot;;[$'Verde Valley Virus'.A15])" office:value-type="date" office:date-value="2020-07-17" calcext:value-type="date">
            <text:p>07/17/20</text:p>
          </table:table-cell>
          <table:table-cell table:style-name="ce4" table:formula="of:=IF([$'Verde Valley Virus'.B15]=0;&quot;&quot;;[$'Verde Valley Virus'.B15])" office:value-type="float" office:value="138523" calcext:value-type="float">
            <text:p>138523</text:p>
          </table:table-cell>
          <table:table-cell table:style-name="ce4" table:formula="of:=IF([$'Verde Valley Virus'.C15]=0;&quot;&quot;;[$'Verde Valley Virus'.C15])" office:value-type="float" office:value="2583" calcext:value-type="float">
            <text:p>2583</text:p>
          </table:table-cell>
          <table:table-cell table:style-name="ce4" table:formula="of:=IF([$'Verde Valley Virus'.D15]=0;&quot;&quot;;[$'Verde Valley Virus'.D15])" office:value-type="float" office:value="1329" calcext:value-type="float">
            <text:p>1329</text:p>
          </table:table-cell>
          <table:table-cell table:style-name="ce4" table:formula="of:=IF([$'Verde Valley Virus'.E15]=0;&quot;&quot;;[$'Verde Valley Virus'.E15])" office:value-type="float" office:value="26" calcext:value-type="float">
            <text:p>26</text:p>
          </table:table-cell>
          <table:table-cell table:style-name="ce4" table:formula="of:=IF([$'Verde Valley Virus'.F15]=0;&quot;&quot;;[$'Verde Valley Virus'.F15])" office:value-type="float" office:value="516" calcext:value-type="float">
            <text:p>516</text:p>
          </table:table-cell>
          <table:table-cell table:style-name="ce4" table:formula="of:=IF([$'Verde Valley Virus'.G15]=0;&quot;&quot;;[$'Verde Valley Virus'.G15])" office:value-type="float" office:value="24393" calcext:value-type="float">
            <text:p>24393</text:p>
          </table:table-cell>
          <table:table-cell table:style-name="ce4" table:formula="of:=IF([$'Verde Valley Virus'.H15]=0;&quot;&quot;;[$'Verde Valley Virus'.H15])" office:value-type="float" office:value="23064" calcext:value-type="float">
            <text:p>23064</text:p>
          </table:table-cell>
          <table:table-cell table:style-name="ce4" table:formula="of:=IF([$'Verde Valley Virus'.I15]=0;&quot;&quot;;[$'Verde Valley Virus'.I15])" office:value-type="float" office:value="1329" calcext:value-type="float">
            <text:p>1329</text:p>
          </table:table-cell>
          <table:table-cell table:number-columns-repeated="1015"/>
        </table:table-row>
        <table:table-row table:style-name="ro1">
          <table:table-cell table:formula="of:=IF([$'Verde Valley Virus'.A16]=0;&quot;&quot;;[$'Verde Valley Virus'.A16])" office:value-type="date" office:date-value="2020-07-20" calcext:value-type="date">
            <text:p>07/20/20</text:p>
          </table:table-cell>
          <table:table-cell table:style-name="ce4" table:formula="of:=IF([$'Verde Valley Virus'.B16]=0;&quot;&quot;;[$'Verde Valley Virus'.B16])" office:value-type="float" office:value="145183" calcext:value-type="float">
            <text:p>145183</text:p>
          </table:table-cell>
          <table:table-cell table:style-name="ce4" table:formula="of:=IF([$'Verde Valley Virus'.C16]=0;&quot;&quot;;[$'Verde Valley Virus'.C16])" office:value-type="float" office:value="2784" calcext:value-type="float">
            <text:p>2784</text:p>
          </table:table-cell>
          <table:table-cell table:style-name="ce4" table:formula="of:=IF([$'Verde Valley Virus'.D16]=0;&quot;&quot;;[$'Verde Valley Virus'.D16])" office:value-type="float" office:value="1422" calcext:value-type="float">
            <text:p>1422</text:p>
          </table:table-cell>
          <table:table-cell table:style-name="ce4" table:formula="of:=IF([$'Verde Valley Virus'.E16]=0;&quot;&quot;;[$'Verde Valley Virus'.E16])" office:value-type="float" office:value="46" calcext:value-type="float">
            <text:p>46</text:p>
          </table:table-cell>
          <table:table-cell table:style-name="ce4" table:formula="of:=IF([$'Verde Valley Virus'.F16]=0;&quot;&quot;;[$'Verde Valley Virus'.F16])" office:value-type="float" office:value="534" calcext:value-type="float">
            <text:p>534</text:p>
          </table:table-cell>
          <table:table-cell table:style-name="ce4" table:formula="of:=IF([$'Verde Valley Virus'.G16]=0;&quot;&quot;;[$'Verde Valley Virus'.G16])" office:value-type="float" office:value="25328" calcext:value-type="float">
            <text:p>25328</text:p>
          </table:table-cell>
          <table:table-cell table:style-name="ce4" table:formula="of:=IF([$'Verde Valley Virus'.H16]=0;&quot;&quot;;[$'Verde Valley Virus'.H16])" office:value-type="float" office:value="23906" calcext:value-type="float">
            <text:p>23906</text:p>
          </table:table-cell>
          <table:table-cell table:style-name="ce4" table:formula="of:=IF([$'Verde Valley Virus'.I16]=0;&quot;&quot;;[$'Verde Valley Virus'.I16])" office:value-type="float" office:value="1422" calcext:value-type="float">
            <text:p>1422</text:p>
          </table:table-cell>
          <table:table-cell table:number-columns-repeated="1015"/>
        </table:table-row>
        <table:table-row table:style-name="ro1">
          <table:table-cell table:formula="of:=IF([$'Verde Valley Virus'.A17]=0;&quot;&quot;;[$'Verde Valley Virus'.A17])" office:value-type="date" office:date-value="2020-07-21" calcext:value-type="date">
            <text:p>07/21/20</text:p>
          </table:table-cell>
          <table:table-cell table:style-name="ce4" table:formula="of:=IF([$'Verde Valley Virus'.B17]=0;&quot;&quot;;[$'Verde Valley Virus'.B17])" office:value-type="float" office:value="148683" calcext:value-type="float">
            <text:p>148683</text:p>
          </table:table-cell>
          <table:table-cell table:style-name="ce4" table:formula="of:=IF([$'Verde Valley Virus'.C17]=0;&quot;&quot;;[$'Verde Valley Virus'.C17])" office:value-type="float" office:value="2918" calcext:value-type="float">
            <text:p>2918</text:p>
          </table:table-cell>
          <table:table-cell table:style-name="ce4" table:formula="of:=IF([$'Verde Valley Virus'.D17]=0;&quot;&quot;;[$'Verde Valley Virus'.D17])" office:value-type="float" office:value="1449" calcext:value-type="float">
            <text:p>1449</text:p>
          </table:table-cell>
          <table:table-cell table:style-name="ce4" table:formula="of:=IF([$'Verde Valley Virus'.E17]=0;&quot;&quot;;[$'Verde Valley Virus'.E17])" office:value-type="float" office:value="49" calcext:value-type="float">
            <text:p>49</text:p>
          </table:table-cell>
          <table:table-cell table:style-name="ce4" table:formula="of:=IF([$'Verde Valley Virus'.F17]=0;&quot;&quot;;[$'Verde Valley Virus'.F17])" office:value-type="float" office:value="594" calcext:value-type="float">
            <text:p>594</text:p>
          </table:table-cell>
          <table:table-cell table:style-name="ce4" table:formula="of:=IF([$'Verde Valley Virus'.G17]=0;&quot;&quot;;[$'Verde Valley Virus'.G17])" office:value-type="float" office:value="25571" calcext:value-type="float">
            <text:p>25571</text:p>
          </table:table-cell>
          <table:table-cell table:style-name="ce4" table:formula="of:=IF([$'Verde Valley Virus'.H17]=0;&quot;&quot;;[$'Verde Valley Virus'.H17])" office:value-type="float" office:value="24122" calcext:value-type="float">
            <text:p>24122</text:p>
          </table:table-cell>
          <table:table-cell table:style-name="ce4" table:formula="of:=IF([$'Verde Valley Virus'.I17]=0;&quot;&quot;;[$'Verde Valley Virus'.I17])" office:value-type="float" office:value="1449" calcext:value-type="float">
            <text:p>1449</text:p>
          </table:table-cell>
          <table:table-cell table:number-columns-repeated="1015"/>
        </table:table-row>
        <table:table-row table:style-name="ro1">
          <table:table-cell table:formula="of:=IF([$'Verde Valley Virus'.A18]=0;&quot;&quot;;[$'Verde Valley Virus'.A18])" office:value-type="date" office:date-value="2020-07-22" calcext:value-type="date">
            <text:p>07/22/20</text:p>
          </table:table-cell>
          <table:table-cell table:style-name="ce4" table:formula="of:=IF([$'Verde Valley Virus'.B18]=0;&quot;&quot;;[$'Verde Valley Virus'.B18])" office:value-type="float" office:value="150609" calcext:value-type="float">
            <text:p>150609</text:p>
          </table:table-cell>
          <table:table-cell table:style-name="ce4" table:formula="of:=IF([$'Verde Valley Virus'.C18]=0;&quot;&quot;;[$'Verde Valley Virus'.C18])" office:value-type="float" office:value="2974" calcext:value-type="float">
            <text:p>2974</text:p>
          </table:table-cell>
          <table:table-cell table:style-name="ce4" table:formula="of:=IF([$'Verde Valley Virus'.D18]=0;&quot;&quot;;[$'Verde Valley Virus'.D18])" office:value-type="float" office:value="1472" calcext:value-type="float">
            <text:p>1472</text:p>
          </table:table-cell>
          <table:table-cell table:style-name="ce4" table:formula="of:=IF([$'Verde Valley Virus'.E18]=0;&quot;&quot;;[$'Verde Valley Virus'.E18])" office:value-type="float" office:value="49" calcext:value-type="float">
            <text:p>49</text:p>
          </table:table-cell>
          <table:table-cell table:style-name="ce4" table:formula="of:=IF([$'Verde Valley Virus'.F18]=0;&quot;&quot;;[$'Verde Valley Virus'.F18])" office:value-type="float" office:value="594" calcext:value-type="float">
            <text:p>594</text:p>
          </table:table-cell>
          <table:table-cell table:style-name="ce4" table:formula="of:=IF([$'Verde Valley Virus'.G18]=0;&quot;&quot;;[$'Verde Valley Virus'.G18])" office:value-type="float" office:value="25823" calcext:value-type="float">
            <text:p>25823</text:p>
          </table:table-cell>
          <table:table-cell table:style-name="ce4" table:formula="of:=IF([$'Verde Valley Virus'.H18]=0;&quot;&quot;;[$'Verde Valley Virus'.H18])" office:value-type="float" office:value="24351" calcext:value-type="float">
            <text:p>24351</text:p>
          </table:table-cell>
          <table:table-cell table:style-name="ce4" table:formula="of:=IF([$'Verde Valley Virus'.I18]=0;&quot;&quot;;[$'Verde Valley Virus'.I18])" office:value-type="float" office:value="1472" calcext:value-type="float">
            <text:p>1472</text:p>
          </table:table-cell>
          <table:table-cell table:number-columns-repeated="1015"/>
        </table:table-row>
        <table:table-row table:style-name="ro1">
          <table:table-cell table:formula="of:=IF([$'Verde Valley Virus'.A19]=0;&quot;&quot;;[$'Verde Valley Virus'.A19])" office:value-type="date" office:date-value="2020-07-23" calcext:value-type="date">
            <text:p>07/23/20</text:p>
          </table:table-cell>
          <table:table-cell table:style-name="ce4" table:formula="of:=IF([$'Verde Valley Virus'.B19]=0;&quot;&quot;;[$'Verde Valley Virus'.B19])" office:value-type="float" office:value="152944" calcext:value-type="float">
            <text:p>152944</text:p>
          </table:table-cell>
          <table:table-cell table:style-name="ce4" table:formula="of:=IF([$'Verde Valley Virus'.C19]=0;&quot;&quot;;[$'Verde Valley Virus'.C19])" office:value-type="float" office:value="3063" calcext:value-type="float">
            <text:p>3063</text:p>
          </table:table-cell>
          <table:table-cell table:style-name="ce4" table:formula="of:=IF([$'Verde Valley Virus'.D19]=0;&quot;&quot;;[$'Verde Valley Virus'.D19])" office:value-type="float" office:value="1508" calcext:value-type="float">
            <text:p>1508</text:p>
          </table:table-cell>
          <table:table-cell table:style-name="ce4" table:formula="of:=IF([$'Verde Valley Virus'.E19]=0;&quot;&quot;;[$'Verde Valley Virus'.E19])" office:value-type="float" office:value="54" calcext:value-type="float">
            <text:p>54</text:p>
          </table:table-cell>
          <table:table-cell table:style-name="ce4" table:formula="of:=IF([$'Verde Valley Virus'.F19]=0;&quot;&quot;;[$'Verde Valley Virus'.F19])" office:value-type="float" office:value="609" calcext:value-type="float">
            <text:p>609</text:p>
          </table:table-cell>
          <table:table-cell table:style-name="ce4" table:formula="of:=IF([$'Verde Valley Virus'.G19]=0;&quot;&quot;;[$'Verde Valley Virus'.G19])" office:value-type="float" office:value="25996" calcext:value-type="float">
            <text:p>25996</text:p>
          </table:table-cell>
          <table:table-cell table:style-name="ce4" table:formula="of:=IF([$'Verde Valley Virus'.H19]=0;&quot;&quot;;[$'Verde Valley Virus'.H19])" office:value-type="float" office:value="24488" calcext:value-type="float">
            <text:p>24488</text:p>
          </table:table-cell>
          <table:table-cell table:style-name="ce4" table:formula="of:=IF([$'Verde Valley Virus'.I19]=0;&quot;&quot;;[$'Verde Valley Virus'.I19])" office:value-type="float" office:value="1508" calcext:value-type="float">
            <text:p>1508</text:p>
          </table:table-cell>
          <table:table-cell table:number-columns-repeated="1015"/>
        </table:table-row>
        <table:table-row table:style-name="ro1">
          <table:table-cell table:formula="of:=IF([$'Verde Valley Virus'.A20]=0;&quot;&quot;;[$'Verde Valley Virus'.A20])" office:value-type="date" office:date-value="2020-07-24" calcext:value-type="date">
            <text:p>07/24/20</text:p>
          </table:table-cell>
          <table:table-cell table:style-name="ce4" table:formula="of:=IF([$'Verde Valley Virus'.B20]=0;&quot;&quot;;[$'Verde Valley Virus'.B20])" office:value-type="float" office:value="156301" calcext:value-type="float">
            <text:p>156301</text:p>
          </table:table-cell>
          <table:table-cell table:style-name="ce4" table:formula="of:=IF([$'Verde Valley Virus'.C20]=0;&quot;&quot;;[$'Verde Valley Virus'.C20])" office:value-type="float" office:value="3349" calcext:value-type="float">
            <text:p>3349</text:p>
          </table:table-cell>
          <table:table-cell table:style-name="ce4" table:formula="of:=IF([$'Verde Valley Virus'.D20]=0;&quot;&quot;;[$'Verde Valley Virus'.D20])" office:value-type="float" office:value="1534" calcext:value-type="float">
            <text:p>1534</text:p>
          </table:table-cell>
          <table:table-cell table:style-name="ce4" table:formula="of:=IF([$'Verde Valley Virus'.E20]=0;&quot;&quot;;[$'Verde Valley Virus'.E20])" office:value-type="float" office:value="54" calcext:value-type="float">
            <text:p>54</text:p>
          </table:table-cell>
          <table:table-cell table:style-name="ce4" table:formula="of:=IF([$'Verde Valley Virus'.F20]=0;&quot;&quot;;[$'Verde Valley Virus'.F20])" office:value-type="float" office:value="609" calcext:value-type="float">
            <text:p>609</text:p>
          </table:table-cell>
          <table:table-cell table:style-name="ce4" table:formula="of:=IF([$'Verde Valley Virus'.G20]=0;&quot;&quot;;[$'Verde Valley Virus'.G20])" office:value-type="float" office:value="26343" calcext:value-type="float">
            <text:p>26343</text:p>
          </table:table-cell>
          <table:table-cell table:style-name="ce4" table:formula="of:=IF([$'Verde Valley Virus'.H20]=0;&quot;&quot;;[$'Verde Valley Virus'.H20])" office:value-type="float" office:value="24809" calcext:value-type="float">
            <text:p>24809</text:p>
          </table:table-cell>
          <table:table-cell table:style-name="ce4" table:formula="of:=IF([$'Verde Valley Virus'.I20]=0;&quot;&quot;;[$'Verde Valley Virus'.I20])" office:value-type="float" office:value="1534" calcext:value-type="float">
            <text:p>1534</text:p>
          </table:table-cell>
          <table:table-cell table:number-columns-repeated="1015"/>
        </table:table-row>
        <table:table-row table:style-name="ro1" table:number-rows-repeated="30">
          <table:table-cell/>
          <table:table-cell table:style-name="ce4" table:number-columns-repeated="8"/>
          <table:table-cell table:number-columns-repeated="1015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VV Hospitals" table:style-name="ta1">
        <table:table-column table:style-name="co18" table:default-cell-style-name="ce6"/>
        <table:table-column table:style-name="co10" table:number-columns-repeated="2" table:default-cell-style-name="ce6"/>
        <table:table-column table:style-name="co11" table:default-cell-style-name="ce6"/>
        <table:table-column table:style-name="co26" table:number-columns-repeated="1020" table:default-cell-style-name="ce6"/>
        <table:table-row table:style-name="ro1">
          <table:table-cell table:formula="of:=[$'Verde Valley Virus'.A1]" office:value-type="string" office:string-value="Date" calcext:value-type="string">
            <text:p>Date</text:p>
          </table:table-cell>
          <table:table-cell table:formula="of:=[$'Verde Valley Virus'.J1]" office:value-type="string" office:string-value="YRMC Hospitalizations" calcext:value-type="string">
            <text:p>YRMC Hospitalizations</text:p>
          </table:table-cell>
          <table:table-cell table:formula="of:=[$'Verde Valley Virus'.K1]" office:value-type="string" office:string-value="VVMC Hospitalizations" calcext:value-type="string">
            <text:p>VVMC Hospitalizations</text:p>
          </table:table-cell>
          <table:table-cell table:formula="of:=[$'Verde Valley Virus'.L1]" office:value-type="string" office:string-value="VA Hospitalizations" calcext:value-type="string">
            <text:p>VA Hospitalizations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2]=0;&quot;&quot;;[$'Verde Valley Virus'.A2])" office:value-type="date" office:date-value="2020-06-26" calcext:value-type="date">
            <text:p>06/26/20</text:p>
          </table:table-cell>
          <table:table-cell table:formula="of:=[$'Verde Valley Virus'.J2]" office:value-type="float" office:value="14" calcext:value-type="float">
            <text:p>14</text:p>
          </table:table-cell>
          <table:table-cell table:formula="of:=[$'Verde Valley Virus'.K2]" office:value-type="float" office:value="14" calcext:value-type="float">
            <text:p>14</text:p>
          </table:table-cell>
          <table:table-cell table:formula="of:=[$'Verde Valley Virus'.L2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3]=0;&quot;&quot;;[$'Verde Valley Virus'.A3])" office:value-type="date" office:date-value="2020-06-29" calcext:value-type="date">
            <text:p>06/29/20</text:p>
          </table:table-cell>
          <table:table-cell table:formula="of:=[$'Verde Valley Virus'.J3]" office:value-type="float" office:value="21" calcext:value-type="float">
            <text:p>21</text:p>
          </table:table-cell>
          <table:table-cell table:formula="of:=[$'Verde Valley Virus'.K3]" office:value-type="float" office:value="18" calcext:value-type="float">
            <text:p>18</text:p>
          </table:table-cell>
          <table:table-cell table:formula="of:=[$'Verde Valley Virus'.L3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4]=0;&quot;&quot;;[$'Verde Valley Virus'.A4])" office:value-type="date" office:date-value="2020-06-30" calcext:value-type="date">
            <text:p>06/30/20</text:p>
          </table:table-cell>
          <table:table-cell table:formula="of:=[$'Verde Valley Virus'.J4]" office:value-type="float" office:value="27" calcext:value-type="float">
            <text:p>27</text:p>
          </table:table-cell>
          <table:table-cell table:formula="of:=[$'Verde Valley Virus'.K4]" office:value-type="float" office:value="18" calcext:value-type="float">
            <text:p>18</text:p>
          </table:table-cell>
          <table:table-cell table:formula="of:=[$'Verde Valley Virus'.L4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5]=0;&quot;&quot;;[$'Verde Valley Virus'.A5])" office:value-type="date" office:date-value="2020-07-02" calcext:value-type="date">
            <text:p>07/02/20</text:p>
          </table:table-cell>
          <table:table-cell table:formula="of:=[$'Verde Valley Virus'.J5]" office:value-type="float" office:value="32" calcext:value-type="float">
            <text:p>32</text:p>
          </table:table-cell>
          <table:table-cell table:formula="of:=[$'Verde Valley Virus'.K5]" office:value-type="float" office:value="19" calcext:value-type="float">
            <text:p>19</text:p>
          </table:table-cell>
          <table:table-cell table:formula="of:=[$'Verde Valley Virus'.L5]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6]=0;&quot;&quot;;[$'Verde Valley Virus'.A6])" office:value-type="date" office:date-value="2020-07-06" calcext:value-type="date">
            <text:p>07/06/20</text:p>
          </table:table-cell>
          <table:table-cell table:formula="of:=[$'Verde Valley Virus'.J6]" office:value-type="float" office:value="36" calcext:value-type="float">
            <text:p>36</text:p>
          </table:table-cell>
          <table:table-cell table:formula="of:=[$'Verde Valley Virus'.K6]" office:value-type="float" office:value="21" calcext:value-type="float">
            <text:p>21</text:p>
          </table:table-cell>
          <table:table-cell table:formula="of:=[$'Verde Valley Virus'.L6]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7]=0;&quot;&quot;;[$'Verde Valley Virus'.A7])" office:value-type="date" office:date-value="2020-07-07" calcext:value-type="date">
            <text:p>07/07/20</text:p>
          </table:table-cell>
          <table:table-cell table:formula="of:=[$'Verde Valley Virus'.J7]" office:value-type="float" office:value="33" calcext:value-type="float">
            <text:p>33</text:p>
          </table:table-cell>
          <table:table-cell table:formula="of:=[$'Verde Valley Virus'.K7]" office:value-type="float" office:value="18" calcext:value-type="float">
            <text:p>18</text:p>
          </table:table-cell>
          <table:table-cell table:formula="of:=[$'Verde Valley Virus'.L7]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8]=0;&quot;&quot;;[$'Verde Valley Virus'.A8])" office:value-type="date" office:date-value="2020-07-08" calcext:value-type="date">
            <text:p>07/08/20</text:p>
          </table:table-cell>
          <table:table-cell table:formula="of:=[$'Verde Valley Virus'.J8]" office:value-type="float" office:value="28" calcext:value-type="float">
            <text:p>28</text:p>
          </table:table-cell>
          <table:table-cell table:formula="of:=[$'Verde Valley Virus'.K8]" office:value-type="float" office:value="15" calcext:value-type="float">
            <text:p>15</text:p>
          </table:table-cell>
          <table:table-cell table:formula="of:=[$'Verde Valley Virus'.L8]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9]=0;&quot;&quot;;[$'Verde Valley Virus'.A9])" office:value-type="date" office:date-value="2020-07-09" calcext:value-type="date">
            <text:p>07/09/20</text:p>
          </table:table-cell>
          <table:table-cell table:formula="of:=[$'Verde Valley Virus'.J9]" office:value-type="float" office:value="30" calcext:value-type="float">
            <text:p>30</text:p>
          </table:table-cell>
          <table:table-cell table:formula="of:=[$'Verde Valley Virus'.K9]" office:value-type="float" office:value="16" calcext:value-type="float">
            <text:p>16</text:p>
          </table:table-cell>
          <table:table-cell table:formula="of:=[$'Verde Valley Virus'.L9]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10]=0;&quot;&quot;;[$'Verde Valley Virus'.A10])" office:value-type="date" office:date-value="2020-07-10" calcext:value-type="date">
            <text:p>07/10/20</text:p>
          </table:table-cell>
          <table:table-cell table:formula="of:=[$'Verde Valley Virus'.J10]" office:value-type="float" office:value="29" calcext:value-type="float">
            <text:p>29</text:p>
          </table:table-cell>
          <table:table-cell table:formula="of:=[$'Verde Valley Virus'.K10]" office:value-type="float" office:value="15" calcext:value-type="float">
            <text:p>15</text:p>
          </table:table-cell>
          <table:table-cell table:formula="of:=[$'Verde Valley Virus'.L10]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11]=0;&quot;&quot;;[$'Verde Valley Virus'.A11])" office:value-type="date" office:date-value="2020-07-13" calcext:value-type="date">
            <text:p>07/13/20</text:p>
          </table:table-cell>
          <table:table-cell table:formula="of:=[$'Verde Valley Virus'.J11]" office:value-type="float" office:value="26" calcext:value-type="float">
            <text:p>26</text:p>
          </table:table-cell>
          <table:table-cell table:formula="of:=[$'Verde Valley Virus'.K11]" office:value-type="float" office:value="13" calcext:value-type="float">
            <text:p>13</text:p>
          </table:table-cell>
          <table:table-cell table:formula="of:=[$'Verde Valley Virus'.L11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12]=0;&quot;&quot;;[$'Verde Valley Virus'.A12])" office:value-type="date" office:date-value="2020-07-14" calcext:value-type="date">
            <text:p>07/14/20</text:p>
          </table:table-cell>
          <table:table-cell table:formula="of:=[$'Verde Valley Virus'.J12]" office:value-type="float" office:value="25" calcext:value-type="float">
            <text:p>25</text:p>
          </table:table-cell>
          <table:table-cell table:formula="of:=[$'Verde Valley Virus'.K12]" office:value-type="float" office:value="13" calcext:value-type="float">
            <text:p>13</text:p>
          </table:table-cell>
          <table:table-cell table:formula="of:=[$'Verde Valley Virus'.L12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13]=0;&quot;&quot;;[$'Verde Valley Virus'.A13])" office:value-type="date" office:date-value="2020-07-15" calcext:value-type="date">
            <text:p>07/15/20</text:p>
          </table:table-cell>
          <table:table-cell table:formula="of:=[$'Verde Valley Virus'.J13]" office:value-type="float" office:value="23" calcext:value-type="float">
            <text:p>23</text:p>
          </table:table-cell>
          <table:table-cell table:formula="of:=[$'Verde Valley Virus'.K13]" office:value-type="float" office:value="11" calcext:value-type="float">
            <text:p>11</text:p>
          </table:table-cell>
          <table:table-cell table:formula="of:=[$'Verde Valley Virus'.L13]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14]=0;&quot;&quot;;[$'Verde Valley Virus'.A14])" office:value-type="date" office:date-value="2020-07-16" calcext:value-type="date">
            <text:p>07/16/20</text:p>
          </table:table-cell>
          <table:table-cell table:formula="of:=[$'Verde Valley Virus'.J14]" office:value-type="float" office:value="21" calcext:value-type="float">
            <text:p>21</text:p>
          </table:table-cell>
          <table:table-cell table:formula="of:=[$'Verde Valley Virus'.K14]" office:value-type="float" office:value="11" calcext:value-type="float">
            <text:p>11</text:p>
          </table:table-cell>
          <table:table-cell table:formula="of:=[$'Verde Valley Virus'.L14]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15]=0;&quot;&quot;;[$'Verde Valley Virus'.A15])" office:value-type="date" office:date-value="2020-07-17" calcext:value-type="date">
            <text:p>07/17/20</text:p>
          </table:table-cell>
          <table:table-cell table:formula="of:=[$'Verde Valley Virus'.J15]" office:value-type="float" office:value="20" calcext:value-type="float">
            <text:p>20</text:p>
          </table:table-cell>
          <table:table-cell table:formula="of:=[$'Verde Valley Virus'.K15]" office:value-type="float" office:value="11" calcext:value-type="float">
            <text:p>11</text:p>
          </table:table-cell>
          <table:table-cell table:formula="of:=[$'Verde Valley Virus'.L15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16]=0;&quot;&quot;;[$'Verde Valley Virus'.A16])" office:value-type="date" office:date-value="2020-07-20" calcext:value-type="date">
            <text:p>07/20/20</text:p>
          </table:table-cell>
          <table:table-cell table:formula="of:=[$'Verde Valley Virus'.J16]" office:value-type="float" office:value="20" calcext:value-type="float">
            <text:p>20</text:p>
          </table:table-cell>
          <table:table-cell table:formula="of:=[$'Verde Valley Virus'.K16]" office:value-type="float" office:value="8" calcext:value-type="float">
            <text:p>8</text:p>
          </table:table-cell>
          <table:table-cell table:formula="of:=[$'Verde Valley Virus'.L16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17]=0;&quot;&quot;;[$'Verde Valley Virus'.A17])" office:value-type="date" office:date-value="2020-07-21" calcext:value-type="date">
            <text:p>07/21/20</text:p>
          </table:table-cell>
          <table:table-cell table:formula="of:=[$'Verde Valley Virus'.J17]" office:value-type="float" office:value="23" calcext:value-type="float">
            <text:p>23</text:p>
          </table:table-cell>
          <table:table-cell table:formula="of:=[$'Verde Valley Virus'.K17]" office:value-type="float" office:value="9" calcext:value-type="float">
            <text:p>9</text:p>
          </table:table-cell>
          <table:table-cell table:formula="of:=[$'Verde Valley Virus'.L17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18]=0;&quot;&quot;;[$'Verde Valley Virus'.A18])" office:value-type="date" office:date-value="2020-07-22" calcext:value-type="date">
            <text:p>07/22/20</text:p>
          </table:table-cell>
          <table:table-cell table:formula="of:=[$'Verde Valley Virus'.J18]" office:value-type="float" office:value="24" calcext:value-type="float">
            <text:p>24</text:p>
          </table:table-cell>
          <table:table-cell table:formula="of:=[$'Verde Valley Virus'.K18]" office:value-type="float" office:value="9" calcext:value-type="float">
            <text:p>9</text:p>
          </table:table-cell>
          <table:table-cell table:formula="of:=[$'Verde Valley Virus'.L18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19]=0;&quot;&quot;;[$'Verde Valley Virus'.A19])" office:value-type="date" office:date-value="2020-07-23" calcext:value-type="date">
            <text:p>07/23/20</text:p>
          </table:table-cell>
          <table:table-cell table:formula="of:=[$'Verde Valley Virus'.J19]" office:value-type="float" office:value="22" calcext:value-type="float">
            <text:p>22</text:p>
          </table:table-cell>
          <table:table-cell table:formula="of:=[$'Verde Valley Virus'.K19]" office:value-type="float" office:value="6" calcext:value-type="float">
            <text:p>6</text:p>
          </table:table-cell>
          <table:table-cell table:formula="of:=[$'Verde Valley Virus'.L19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20]=0;&quot;&quot;;[$'Verde Valley Virus'.A20])" office:value-type="date" office:date-value="2020-07-24" calcext:value-type="date">
            <text:p>07/24/20</text:p>
          </table:table-cell>
          <table:table-cell table:formula="of:=[$'Verde Valley Virus'.J20]" office:value-type="float" office:value="25" calcext:value-type="float">
            <text:p>25</text:p>
          </table:table-cell>
          <table:table-cell table:formula="of:=[$'Verde Valley Virus'.K20]" office:value-type="float" office:value="6" calcext:value-type="float">
            <text:p>6</text:p>
          </table:table-cell>
          <table:table-cell table:formula="of:=[$'Verde Valley Virus'.L20]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30">
          <table:table-cell table:style-name="ce7"/>
          <table:table-cell table:number-columns-repeated="102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VV City Level" table:style-name="ta1">
        <table:table-column table:style-name="co15" table:default-cell-style-name="ce5"/>
        <table:table-column table:style-name="co13" table:number-columns-repeated="2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number-columns-repeated="2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13" table:default-cell-style-name="ce6"/>
        <table:table-column table:style-name="co28" table:default-cell-style-name="ce6"/>
        <table:table-column table:style-name="co27" table:default-cell-style-name="ce6"/>
        <table:table-column table:style-name="co14" table:default-cell-style-name="ce6"/>
        <table:table-column table:style-name="co12" table:default-cell-style-name="ce6"/>
        <table:table-column table:style-name="co26" table:number-columns-repeated="1003" table:default-cell-style-name="ce6"/>
        <table:table-row table:style-name="ro1">
          <table:table-cell table:formula="of:=[$'Verde Valley Virus'.A1]" office:value-type="string" office:string-value="Date" calcext:value-type="string">
            <text:p>Date</text:p>
          </table:table-cell>
          <table:table-cell table:formula="of:=[$'Verde Valley Virus'.M1]" office:value-type="string" office:string-value="Ash Fork" calcext:value-type="string">
            <text:p>Ash Fork</text:p>
          </table:table-cell>
          <table:table-cell table:formula="of:=[$'Verde Valley Virus'.N1]" office:value-type="string" office:string-value="Bagdad" calcext:value-type="string">
            <text:p>Bagdad</text:p>
          </table:table-cell>
          <table:table-cell table:formula="of:=[$'Verde Valley Virus'.O1]" office:value-type="string" office:string-value="Black Canyon City" calcext:value-type="string">
            <text:p>Black Canyon City</text:p>
          </table:table-cell>
          <table:table-cell table:formula="of:=[$'Verde Valley Virus'.P1]" office:value-type="string" office:string-value="Camp Verde" calcext:value-type="string">
            <text:p>Camp Verde</text:p>
          </table:table-cell>
          <table:table-cell table:formula="of:=[$'Verde Valley Virus'.Q1]" office:value-type="string" office:string-value="Chino Valley" calcext:value-type="string">
            <text:p>Chino Valley</text:p>
          </table:table-cell>
          <table:table-cell table:formula="of:=[$'Verde Valley Virus'.R1]" office:value-type="string" office:string-value="Clarkdale" calcext:value-type="string">
            <text:p>Clarkdale</text:p>
          </table:table-cell>
          <table:table-cell table:formula="of:=[$'Verde Valley Virus'.S1]" office:value-type="string" office:string-value="Congress" calcext:value-type="string">
            <text:p>Congress</text:p>
          </table:table-cell>
          <table:table-cell table:formula="of:=[$'Verde Valley Virus'.T1]" office:value-type="string" office:string-value="Cornville" calcext:value-type="string">
            <text:p>Cornville</text:p>
          </table:table-cell>
          <table:table-cell table:formula="of:=[$'Verde Valley Virus'.U1]" office:value-type="string" office:string-value="Cottonwood" calcext:value-type="string">
            <text:p>Cottonwood</text:p>
          </table:table-cell>
          <table:table-cell table:formula="of:=[$'Verde Valley Virus'.V1]" office:value-type="string" office:string-value="Dewey-Humboldt" calcext:value-type="string">
            <text:p>Dewey-Humboldt</text:p>
          </table:table-cell>
          <table:table-cell table:formula="of:=[$'Verde Valley Virus'.W1]" office:value-type="string" office:string-value="Mayer" calcext:value-type="string">
            <text:p>Mayer</text:p>
          </table:table-cell>
          <table:table-cell table:formula="of:=[$'Verde Valley Virus'.X1]" office:value-type="string" office:string-value="Paulden" calcext:value-type="string">
            <text:p>Paulden</text:p>
          </table:table-cell>
          <table:table-cell table:formula="of:=[$'Verde Valley Virus'.Y1]" office:value-type="string" office:string-value="Prescott" calcext:value-type="string">
            <text:p>Prescott</text:p>
          </table:table-cell>
          <table:table-cell table:formula="of:=[$'Verde Valley Virus'.Z1]" office:value-type="string" office:string-value="Prescott Valley" calcext:value-type="string">
            <text:p>Prescott Valley</text:p>
          </table:table-cell>
          <table:table-cell table:formula="of:=[$'Verde Valley Virus'.AA1]" office:value-type="string" office:string-value="Rimrock" calcext:value-type="string">
            <text:p>Rimrock</text:p>
          </table:table-cell>
          <table:table-cell table:formula="of:=[$'Verde Valley Virus'.AB1]" office:value-type="string" office:string-value="Sedona" calcext:value-type="string">
            <text:p>Sedona</text:p>
          </table:table-cell>
          <table:table-cell table:formula="of:=[$'Verde Valley Virus'.AC1]" office:value-type="string" office:string-value="Yarnell" calcext:value-type="string">
            <text:p>Yarnell</text:p>
          </table:table-cell>
          <table:table-cell table:formula="of:=[$'Verde Valley Virus'.AD1]" office:value-type="string" office:string-value="Other Quad-Cities" calcext:value-type="string">
            <text:p>Other Quad-Cities</text:p>
          </table:table-cell>
          <table:table-cell table:formula="of:=[$'Verde Valley Virus'.AE1]" office:value-type="string" office:string-value="Other Verde Valley" calcext:value-type="string">
            <text:p>Other Verde Valley</text:p>
          </table:table-cell>
          <table:table-cell table:formula="of:=[$'Verde Valley Virus'.AF1]" office:value-type="string" office:string-value="Unknown" calcext:value-type="string">
            <text:p>Unknown</text:p>
          </table:table-cell>
          <table:table-cell table:number-columns-repeated="1003"/>
        </table:table-row>
        <table:table-row table:style-name="ro1">
          <table:table-cell table:formula="of:=IF([$'Verde Valley Virus'.A2]=0;&quot;&quot;;[$'Verde Valley Virus'.A2])" office:value-type="date" office:date-value="2020-06-26" calcext:value-type="date">
            <text:p>26-Jun-2020</text:p>
          </table:table-cell>
          <table:table-cell table:formula="of:=[$'Verde Valley Virus'.M2]" office:value-type="float" office:value="0" calcext:value-type="float">
            <text:p>0</text:p>
          </table:table-cell>
          <table:table-cell table:formula="of:=[$'Verde Valley Virus'.N2]" office:value-type="float" office:value="0" calcext:value-type="float">
            <text:p>0</text:p>
          </table:table-cell>
          <table:table-cell table:formula="of:=[$'Verde Valley Virus'.O2]" office:value-type="float" office:value="7" calcext:value-type="float">
            <text:p>7</text:p>
          </table:table-cell>
          <table:table-cell table:formula="of:=[$'Verde Valley Virus'.P2]" office:value-type="float" office:value="44" calcext:value-type="float">
            <text:p>44</text:p>
          </table:table-cell>
          <table:table-cell table:formula="of:=[$'Verde Valley Virus'.Q2]" office:value-type="float" office:value="21" calcext:value-type="float">
            <text:p>21</text:p>
          </table:table-cell>
          <table:table-cell table:formula="of:=[$'Verde Valley Virus'.R2]" office:value-type="float" office:value="12" calcext:value-type="float">
            <text:p>12</text:p>
          </table:table-cell>
          <table:table-cell table:formula="of:=[$'Verde Valley Virus'.S2]" office:value-type="float" office:value="0" calcext:value-type="float">
            <text:p>0</text:p>
          </table:table-cell>
          <table:table-cell table:formula="of:=[$'Verde Valley Virus'.T2]" office:value-type="float" office:value="10" calcext:value-type="float">
            <text:p>10</text:p>
          </table:table-cell>
          <table:table-cell table:formula="of:=[$'Verde Valley Virus'.U2]" office:value-type="float" office:value="87" calcext:value-type="float">
            <text:p>87</text:p>
          </table:table-cell>
          <table:table-cell table:formula="of:=[$'Verde Valley Virus'.V2]" office:value-type="float" office:value="22" calcext:value-type="float">
            <text:p>22</text:p>
          </table:table-cell>
          <table:table-cell table:formula="of:=[$'Verde Valley Virus'.W2]" office:value-type="float" office:value="19" calcext:value-type="float">
            <text:p>19</text:p>
          </table:table-cell>
          <table:table-cell table:formula="of:=[$'Verde Valley Virus'.X2]" office:value-type="float" office:value="9" calcext:value-type="float">
            <text:p>9</text:p>
          </table:table-cell>
          <table:table-cell table:formula="of:=[$'Verde Valley Virus'.Y2]" office:value-type="float" office:value="109" calcext:value-type="float">
            <text:p>109</text:p>
          </table:table-cell>
          <table:table-cell table:formula="of:=[$'Verde Valley Virus'.Z2]" office:value-type="float" office:value="85" calcext:value-type="float">
            <text:p>85</text:p>
          </table:table-cell>
          <table:table-cell table:formula="of:=[$'Verde Valley Virus'.AA2]" office:value-type="float" office:value="11" calcext:value-type="float">
            <text:p>11</text:p>
          </table:table-cell>
          <table:table-cell table:formula="of:=[$'Verde Valley Virus'.AB2]" office:value-type="float" office:value="44" calcext:value-type="float">
            <text:p>44</text:p>
          </table:table-cell>
          <table:table-cell table:formula="of:=[$'Verde Valley Virus'.AC2]" office:value-type="float" office:value="0" calcext:value-type="float">
            <text:p>0</text:p>
          </table:table-cell>
          <table:table-cell table:formula="of:=[$'Verde Valley Virus'.AD2]" office:value-type="float" office:value="9" calcext:value-type="float">
            <text:p>9</text:p>
          </table:table-cell>
          <table:table-cell table:formula="of:=[$'Verde Valley Virus'.AE2]" office:value-type="float" office:value="0" calcext:value-type="float">
            <text:p>0</text:p>
          </table:table-cell>
          <table:table-cell table:formula="of:=[$'Verde Valley Virus'.AF2]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formula="of:=IF([$'Verde Valley Virus'.A3]=0;&quot;&quot;;[$'Verde Valley Virus'.A3])" office:value-type="date" office:date-value="2020-06-29" calcext:value-type="date">
            <text:p>29-Jun-2020</text:p>
          </table:table-cell>
          <table:table-cell table:formula="of:=[$'Verde Valley Virus'.M3]" office:value-type="float" office:value="0" calcext:value-type="float">
            <text:p>0</text:p>
          </table:table-cell>
          <table:table-cell table:formula="of:=[$'Verde Valley Virus'.N3]" office:value-type="float" office:value="0" calcext:value-type="float">
            <text:p>0</text:p>
          </table:table-cell>
          <table:table-cell table:formula="of:=[$'Verde Valley Virus'.O3]" office:value-type="float" office:value="6" calcext:value-type="float">
            <text:p>6</text:p>
          </table:table-cell>
          <table:table-cell table:formula="of:=[$'Verde Valley Virus'.P3]" office:value-type="float" office:value="49" calcext:value-type="float">
            <text:p>49</text:p>
          </table:table-cell>
          <table:table-cell table:formula="of:=[$'Verde Valley Virus'.Q3]" office:value-type="float" office:value="36" calcext:value-type="float">
            <text:p>36</text:p>
          </table:table-cell>
          <table:table-cell table:formula="of:=[$'Verde Valley Virus'.R3]" office:value-type="float" office:value="13" calcext:value-type="float">
            <text:p>13</text:p>
          </table:table-cell>
          <table:table-cell table:formula="of:=[$'Verde Valley Virus'.S3]" office:value-type="float" office:value="0" calcext:value-type="float">
            <text:p>0</text:p>
          </table:table-cell>
          <table:table-cell table:formula="of:=[$'Verde Valley Virus'.T3]" office:value-type="float" office:value="12" calcext:value-type="float">
            <text:p>12</text:p>
          </table:table-cell>
          <table:table-cell table:formula="of:=[$'Verde Valley Virus'.U3]" office:value-type="float" office:value="100" calcext:value-type="float">
            <text:p>100</text:p>
          </table:table-cell>
          <table:table-cell table:formula="of:=[$'Verde Valley Virus'.V3]" office:value-type="float" office:value="25" calcext:value-type="float">
            <text:p>25</text:p>
          </table:table-cell>
          <table:table-cell table:formula="of:=[$'Verde Valley Virus'.W3]" office:value-type="float" office:value="23" calcext:value-type="float">
            <text:p>23</text:p>
          </table:table-cell>
          <table:table-cell table:formula="of:=[$'Verde Valley Virus'.X3]" office:value-type="float" office:value="11" calcext:value-type="float">
            <text:p>11</text:p>
          </table:table-cell>
          <table:table-cell table:formula="of:=[$'Verde Valley Virus'.Y3]" office:value-type="float" office:value="178" calcext:value-type="float">
            <text:p>178</text:p>
          </table:table-cell>
          <table:table-cell table:formula="of:=[$'Verde Valley Virus'.Z3]" office:value-type="float" office:value="108" calcext:value-type="float">
            <text:p>108</text:p>
          </table:table-cell>
          <table:table-cell table:formula="of:=[$'Verde Valley Virus'.AA3]" office:value-type="float" office:value="11" calcext:value-type="float">
            <text:p>11</text:p>
          </table:table-cell>
          <table:table-cell table:formula="of:=[$'Verde Valley Virus'.AB3]" office:value-type="float" office:value="47" calcext:value-type="float">
            <text:p>47</text:p>
          </table:table-cell>
          <table:table-cell table:formula="of:=[$'Verde Valley Virus'.AC3]" office:value-type="float" office:value="0" calcext:value-type="float">
            <text:p>0</text:p>
          </table:table-cell>
          <table:table-cell table:formula="of:=[$'Verde Valley Virus'.AD3]" office:value-type="float" office:value="10" calcext:value-type="float">
            <text:p>10</text:p>
          </table:table-cell>
          <table:table-cell table:formula="of:=[$'Verde Valley Virus'.AE3]" office:value-type="float" office:value="0" calcext:value-type="float">
            <text:p>0</text:p>
          </table:table-cell>
          <table:table-cell table:formula="of:=[$'Verde Valley Virus'.AF3]" office:value-type="float" office:value="19" calcext:value-type="float">
            <text:p>19</text:p>
          </table:table-cell>
          <table:table-cell table:number-columns-repeated="1003"/>
        </table:table-row>
        <table:table-row table:style-name="ro1">
          <table:table-cell table:formula="of:=IF([$'Verde Valley Virus'.A4]=0;&quot;&quot;;[$'Verde Valley Virus'.A4])" office:value-type="date" office:date-value="2020-06-30" calcext:value-type="date">
            <text:p>30-Jun-2020</text:p>
          </table:table-cell>
          <table:table-cell table:formula="of:=[$'Verde Valley Virus'.M4]" office:value-type="float" office:value="0" calcext:value-type="float">
            <text:p>0</text:p>
          </table:table-cell>
          <table:table-cell table:formula="of:=[$'Verde Valley Virus'.N4]" office:value-type="float" office:value="0" calcext:value-type="float">
            <text:p>0</text:p>
          </table:table-cell>
          <table:table-cell table:formula="of:=[$'Verde Valley Virus'.O4]" office:value-type="float" office:value="8" calcext:value-type="float">
            <text:p>8</text:p>
          </table:table-cell>
          <table:table-cell table:formula="of:=[$'Verde Valley Virus'.P4]" office:value-type="float" office:value="52" calcext:value-type="float">
            <text:p>52</text:p>
          </table:table-cell>
          <table:table-cell table:formula="of:=[$'Verde Valley Virus'.Q4]" office:value-type="float" office:value="35" calcext:value-type="float">
            <text:p>35</text:p>
          </table:table-cell>
          <table:table-cell table:formula="of:=[$'Verde Valley Virus'.R4]" office:value-type="float" office:value="13" calcext:value-type="float">
            <text:p>13</text:p>
          </table:table-cell>
          <table:table-cell table:formula="of:=[$'Verde Valley Virus'.S4]" office:value-type="float" office:value="0" calcext:value-type="float">
            <text:p>0</text:p>
          </table:table-cell>
          <table:table-cell table:formula="of:=[$'Verde Valley Virus'.T4]" office:value-type="float" office:value="12" calcext:value-type="float">
            <text:p>12</text:p>
          </table:table-cell>
          <table:table-cell table:formula="of:=[$'Verde Valley Virus'.U4]" office:value-type="float" office:value="104" calcext:value-type="float">
            <text:p>104</text:p>
          </table:table-cell>
          <table:table-cell table:formula="of:=[$'Verde Valley Virus'.V4]" office:value-type="float" office:value="25" calcext:value-type="float">
            <text:p>25</text:p>
          </table:table-cell>
          <table:table-cell table:formula="of:=[$'Verde Valley Virus'.W4]" office:value-type="float" office:value="24" calcext:value-type="float">
            <text:p>24</text:p>
          </table:table-cell>
          <table:table-cell table:formula="of:=[$'Verde Valley Virus'.X4]" office:value-type="float" office:value="11" calcext:value-type="float">
            <text:p>11</text:p>
          </table:table-cell>
          <table:table-cell table:formula="of:=[$'Verde Valley Virus'.Y4]" office:value-type="float" office:value="182" calcext:value-type="float">
            <text:p>182</text:p>
          </table:table-cell>
          <table:table-cell table:formula="of:=[$'Verde Valley Virus'.Z4]" office:value-type="float" office:value="117" calcext:value-type="float">
            <text:p>117</text:p>
          </table:table-cell>
          <table:table-cell table:formula="of:=[$'Verde Valley Virus'.AA4]" office:value-type="float" office:value="11" calcext:value-type="float">
            <text:p>11</text:p>
          </table:table-cell>
          <table:table-cell table:formula="of:=[$'Verde Valley Virus'.AB4]" office:value-type="float" office:value="49" calcext:value-type="float">
            <text:p>49</text:p>
          </table:table-cell>
          <table:table-cell table:formula="of:=[$'Verde Valley Virus'.AC4]" office:value-type="float" office:value="0" calcext:value-type="float">
            <text:p>0</text:p>
          </table:table-cell>
          <table:table-cell table:formula="of:=[$'Verde Valley Virus'.AD4]" office:value-type="float" office:value="10" calcext:value-type="float">
            <text:p>10</text:p>
          </table:table-cell>
          <table:table-cell table:formula="of:=[$'Verde Valley Virus'.AE4]" office:value-type="float" office:value="1" calcext:value-type="float">
            <text:p>1</text:p>
          </table:table-cell>
          <table:table-cell table:formula="of:=[$'Verde Valley Virus'.AF4]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table:formula="of:=IF([$'Verde Valley Virus'.A5]=0;&quot;&quot;;[$'Verde Valley Virus'.A5])" office:value-type="date" office:date-value="2020-07-02" calcext:value-type="date">
            <text:p>2-Jul-2020</text:p>
          </table:table-cell>
          <table:table-cell table:formula="of:=[$'Verde Valley Virus'.M5]" office:value-type="float" office:value="0" calcext:value-type="float">
            <text:p>0</text:p>
          </table:table-cell>
          <table:table-cell table:formula="of:=[$'Verde Valley Virus'.N5]" office:value-type="float" office:value="0" calcext:value-type="float">
            <text:p>0</text:p>
          </table:table-cell>
          <table:table-cell table:formula="of:=[$'Verde Valley Virus'.O5]" office:value-type="float" office:value="11" calcext:value-type="float">
            <text:p>11</text:p>
          </table:table-cell>
          <table:table-cell table:formula="of:=[$'Verde Valley Virus'.P5]" office:value-type="float" office:value="53" calcext:value-type="float">
            <text:p>53</text:p>
          </table:table-cell>
          <table:table-cell table:formula="of:=[$'Verde Valley Virus'.Q5]" office:value-type="float" office:value="32" calcext:value-type="float">
            <text:p>32</text:p>
          </table:table-cell>
          <table:table-cell table:formula="of:=[$'Verde Valley Virus'.R5]" office:value-type="float" office:value="21" calcext:value-type="float">
            <text:p>21</text:p>
          </table:table-cell>
          <table:table-cell table:formula="of:=[$'Verde Valley Virus'.S5]" office:value-type="float" office:value="0" calcext:value-type="float">
            <text:p>0</text:p>
          </table:table-cell>
          <table:table-cell table:formula="of:=[$'Verde Valley Virus'.T5]" office:value-type="float" office:value="14" calcext:value-type="float">
            <text:p>14</text:p>
          </table:table-cell>
          <table:table-cell table:formula="of:=[$'Verde Valley Virus'.U5]" office:value-type="float" office:value="112" calcext:value-type="float">
            <text:p>112</text:p>
          </table:table-cell>
          <table:table-cell table:formula="of:=[$'Verde Valley Virus'.V5]" office:value-type="float" office:value="28" calcext:value-type="float">
            <text:p>28</text:p>
          </table:table-cell>
          <table:table-cell table:formula="of:=[$'Verde Valley Virus'.W5]" office:value-type="float" office:value="29" calcext:value-type="float">
            <text:p>29</text:p>
          </table:table-cell>
          <table:table-cell table:formula="of:=[$'Verde Valley Virus'.X5]" office:value-type="float" office:value="14" calcext:value-type="float">
            <text:p>14</text:p>
          </table:table-cell>
          <table:table-cell table:formula="of:=[$'Verde Valley Virus'.Y5]" office:value-type="float" office:value="183" calcext:value-type="float">
            <text:p>183</text:p>
          </table:table-cell>
          <table:table-cell table:formula="of:=[$'Verde Valley Virus'.Z5]" office:value-type="float" office:value="129" calcext:value-type="float">
            <text:p>129</text:p>
          </table:table-cell>
          <table:table-cell table:formula="of:=[$'Verde Valley Virus'.AA5]" office:value-type="float" office:value="12" calcext:value-type="float">
            <text:p>12</text:p>
          </table:table-cell>
          <table:table-cell table:formula="of:=[$'Verde Valley Virus'.AB5]" office:value-type="float" office:value="56" calcext:value-type="float">
            <text:p>56</text:p>
          </table:table-cell>
          <table:table-cell table:formula="of:=[$'Verde Valley Virus'.AC5]" office:value-type="float" office:value="0" calcext:value-type="float">
            <text:p>0</text:p>
          </table:table-cell>
          <table:table-cell table:formula="of:=[$'Verde Valley Virus'.AD5]" office:value-type="float" office:value="11" calcext:value-type="float">
            <text:p>11</text:p>
          </table:table-cell>
          <table:table-cell table:formula="of:=[$'Verde Valley Virus'.AE5]" office:value-type="float" office:value="1" calcext:value-type="float">
            <text:p>1</text:p>
          </table:table-cell>
          <table:table-cell table:formula="of:=[$'Verde Valley Virus'.AF5]" office:value-type="float" office:value="27" calcext:value-type="float">
            <text:p>27</text:p>
          </table:table-cell>
          <table:table-cell table:number-columns-repeated="1003"/>
        </table:table-row>
        <table:table-row table:style-name="ro1">
          <table:table-cell table:formula="of:=IF([$'Verde Valley Virus'.A6]=0;&quot;&quot;;[$'Verde Valley Virus'.A6])" office:value-type="date" office:date-value="2020-07-06" calcext:value-type="date">
            <text:p>6-Jul-2020</text:p>
          </table:table-cell>
          <table:table-cell table:formula="of:=[$'Verde Valley Virus'.M6]" office:value-type="float" office:value="0" calcext:value-type="float">
            <text:p>0</text:p>
          </table:table-cell>
          <table:table-cell table:formula="of:=[$'Verde Valley Virus'.N6]" office:value-type="float" office:value="5" calcext:value-type="float">
            <text:p>5</text:p>
          </table:table-cell>
          <table:table-cell table:formula="of:=[$'Verde Valley Virus'.O6]" office:value-type="float" office:value="11" calcext:value-type="float">
            <text:p>11</text:p>
          </table:table-cell>
          <table:table-cell table:formula="of:=[$'Verde Valley Virus'.P6]" office:value-type="float" office:value="63" calcext:value-type="float">
            <text:p>63</text:p>
          </table:table-cell>
          <table:table-cell table:formula="of:=[$'Verde Valley Virus'.Q6]" office:value-type="float" office:value="39" calcext:value-type="float">
            <text:p>39</text:p>
          </table:table-cell>
          <table:table-cell table:formula="of:=[$'Verde Valley Virus'.R6]" office:value-type="float" office:value="25" calcext:value-type="float">
            <text:p>25</text:p>
          </table:table-cell>
          <table:table-cell table:formula="of:=[$'Verde Valley Virus'.S6]" office:value-type="float" office:value="0" calcext:value-type="float">
            <text:p>0</text:p>
          </table:table-cell>
          <table:table-cell table:formula="of:=[$'Verde Valley Virus'.T6]" office:value-type="float" office:value="14" calcext:value-type="float">
            <text:p>14</text:p>
          </table:table-cell>
          <table:table-cell table:formula="of:=[$'Verde Valley Virus'.U6]" office:value-type="float" office:value="120" calcext:value-type="float">
            <text:p>120</text:p>
          </table:table-cell>
          <table:table-cell table:formula="of:=[$'Verde Valley Virus'.V6]" office:value-type="float" office:value="37" calcext:value-type="float">
            <text:p>37</text:p>
          </table:table-cell>
          <table:table-cell table:formula="of:=[$'Verde Valley Virus'.W6]" office:value-type="float" office:value="26" calcext:value-type="float">
            <text:p>26</text:p>
          </table:table-cell>
          <table:table-cell table:formula="of:=[$'Verde Valley Virus'.X6]" office:value-type="float" office:value="15" calcext:value-type="float">
            <text:p>15</text:p>
          </table:table-cell>
          <table:table-cell table:formula="of:=[$'Verde Valley Virus'.Y6]" office:value-type="float" office:value="213" calcext:value-type="float">
            <text:p>213</text:p>
          </table:table-cell>
          <table:table-cell table:formula="of:=[$'Verde Valley Virus'.Z6]" office:value-type="float" office:value="187" calcext:value-type="float">
            <text:p>187</text:p>
          </table:table-cell>
          <table:table-cell table:formula="of:=[$'Verde Valley Virus'.AA6]" office:value-type="float" office:value="14" calcext:value-type="float">
            <text:p>14</text:p>
          </table:table-cell>
          <table:table-cell table:formula="of:=[$'Verde Valley Virus'.AB6]" office:value-type="float" office:value="57" calcext:value-type="float">
            <text:p>57</text:p>
          </table:table-cell>
          <table:table-cell table:formula="of:=[$'Verde Valley Virus'.AC6]" office:value-type="float" office:value="0" calcext:value-type="float">
            <text:p>0</text:p>
          </table:table-cell>
          <table:table-cell table:formula="of:=[$'Verde Valley Virus'.AD6]" office:value-type="float" office:value="8" calcext:value-type="float">
            <text:p>8</text:p>
          </table:table-cell>
          <table:table-cell table:formula="of:=[$'Verde Valley Virus'.AE6]" office:value-type="float" office:value="1" calcext:value-type="float">
            <text:p>1</text:p>
          </table:table-cell>
          <table:table-cell table:formula="of:=[$'Verde Valley Virus'.AF6]" office:value-type="float" office:value="15" calcext:value-type="float">
            <text:p>15</text:p>
          </table:table-cell>
          <table:table-cell table:number-columns-repeated="1003"/>
        </table:table-row>
        <table:table-row table:style-name="ro1">
          <table:table-cell table:formula="of:=IF([$'Verde Valley Virus'.A7]=0;&quot;&quot;;[$'Verde Valley Virus'.A7])" office:value-type="date" office:date-value="2020-07-07" calcext:value-type="date">
            <text:p>7-Jul-2020</text:p>
          </table:table-cell>
          <table:table-cell table:formula="of:=[$'Verde Valley Virus'.M7]" office:value-type="float" office:value="0" calcext:value-type="float">
            <text:p>0</text:p>
          </table:table-cell>
          <table:table-cell table:formula="of:=[$'Verde Valley Virus'.N7]" office:value-type="float" office:value="5" calcext:value-type="float">
            <text:p>5</text:p>
          </table:table-cell>
          <table:table-cell table:formula="of:=[$'Verde Valley Virus'.O7]" office:value-type="float" office:value="12" calcext:value-type="float">
            <text:p>12</text:p>
          </table:table-cell>
          <table:table-cell table:formula="of:=[$'Verde Valley Virus'.P7]" office:value-type="float" office:value="62" calcext:value-type="float">
            <text:p>62</text:p>
          </table:table-cell>
          <table:table-cell table:formula="of:=[$'Verde Valley Virus'.Q7]" office:value-type="float" office:value="42" calcext:value-type="float">
            <text:p>42</text:p>
          </table:table-cell>
          <table:table-cell table:formula="of:=[$'Verde Valley Virus'.R7]" office:value-type="float" office:value="26" calcext:value-type="float">
            <text:p>26</text:p>
          </table:table-cell>
          <table:table-cell table:formula="of:=[$'Verde Valley Virus'.S7]" office:value-type="float" office:value="0" calcext:value-type="float">
            <text:p>0</text:p>
          </table:table-cell>
          <table:table-cell table:formula="of:=[$'Verde Valley Virus'.T7]" office:value-type="float" office:value="13" calcext:value-type="float">
            <text:p>13</text:p>
          </table:table-cell>
          <table:table-cell table:formula="of:=[$'Verde Valley Virus'.U7]" office:value-type="float" office:value="121" calcext:value-type="float">
            <text:p>121</text:p>
          </table:table-cell>
          <table:table-cell table:formula="of:=[$'Verde Valley Virus'.V7]" office:value-type="float" office:value="40" calcext:value-type="float">
            <text:p>40</text:p>
          </table:table-cell>
          <table:table-cell table:formula="of:=[$'Verde Valley Virus'.W7]" office:value-type="float" office:value="25" calcext:value-type="float">
            <text:p>25</text:p>
          </table:table-cell>
          <table:table-cell table:formula="of:=[$'Verde Valley Virus'.X7]" office:value-type="float" office:value="15" calcext:value-type="float">
            <text:p>15</text:p>
          </table:table-cell>
          <table:table-cell table:formula="of:=[$'Verde Valley Virus'.Y7]" office:value-type="float" office:value="220" calcext:value-type="float">
            <text:p>220</text:p>
          </table:table-cell>
          <table:table-cell table:formula="of:=[$'Verde Valley Virus'.Z7]" office:value-type="float" office:value="193" calcext:value-type="float">
            <text:p>193</text:p>
          </table:table-cell>
          <table:table-cell table:formula="of:=[$'Verde Valley Virus'.AA7]" office:value-type="float" office:value="14" calcext:value-type="float">
            <text:p>14</text:p>
          </table:table-cell>
          <table:table-cell table:formula="of:=[$'Verde Valley Virus'.AB7]" office:value-type="float" office:value="59" calcext:value-type="float">
            <text:p>59</text:p>
          </table:table-cell>
          <table:table-cell table:formula="of:=[$'Verde Valley Virus'.AC7]" office:value-type="float" office:value="0" calcext:value-type="float">
            <text:p>0</text:p>
          </table:table-cell>
          <table:table-cell table:formula="of:=[$'Verde Valley Virus'.AD7]" office:value-type="float" office:value="10" calcext:value-type="float">
            <text:p>10</text:p>
          </table:table-cell>
          <table:table-cell table:formula="of:=[$'Verde Valley Virus'.AE7]" office:value-type="float" office:value="1" calcext:value-type="float">
            <text:p>1</text:p>
          </table:table-cell>
          <table:table-cell table:formula="of:=[$'Verde Valley Virus'.AF7]" office:value-type="float" office:value="18" calcext:value-type="float">
            <text:p>18</text:p>
          </table:table-cell>
          <table:table-cell table:number-columns-repeated="1003"/>
        </table:table-row>
        <table:table-row table:style-name="ro1">
          <table:table-cell table:formula="of:=IF([$'Verde Valley Virus'.A8]=0;&quot;&quot;;[$'Verde Valley Virus'.A8])" office:value-type="date" office:date-value="2020-07-08" calcext:value-type="date">
            <text:p>8-Jul-2020</text:p>
          </table:table-cell>
          <table:table-cell table:formula="of:=[$'Verde Valley Virus'.M8]" office:value-type="float" office:value="0" calcext:value-type="float">
            <text:p>0</text:p>
          </table:table-cell>
          <table:table-cell table:formula="of:=[$'Verde Valley Virus'.N8]" office:value-type="float" office:value="5" calcext:value-type="float">
            <text:p>5</text:p>
          </table:table-cell>
          <table:table-cell table:formula="of:=[$'Verde Valley Virus'.O8]" office:value-type="float" office:value="12" calcext:value-type="float">
            <text:p>12</text:p>
          </table:table-cell>
          <table:table-cell table:formula="of:=[$'Verde Valley Virus'.P8]" office:value-type="float" office:value="66" calcext:value-type="float">
            <text:p>66</text:p>
          </table:table-cell>
          <table:table-cell table:formula="of:=[$'Verde Valley Virus'.Q8]" office:value-type="float" office:value="43" calcext:value-type="float">
            <text:p>43</text:p>
          </table:table-cell>
          <table:table-cell table:formula="of:=[$'Verde Valley Virus'.R8]" office:value-type="float" office:value="28" calcext:value-type="float">
            <text:p>28</text:p>
          </table:table-cell>
          <table:table-cell table:formula="of:=[$'Verde Valley Virus'.S8]" office:value-type="float" office:value="0" calcext:value-type="float">
            <text:p>0</text:p>
          </table:table-cell>
          <table:table-cell table:formula="of:=[$'Verde Valley Virus'.T8]" office:value-type="float" office:value="17" calcext:value-type="float">
            <text:p>17</text:p>
          </table:table-cell>
          <table:table-cell table:formula="of:=[$'Verde Valley Virus'.U8]" office:value-type="float" office:value="130" calcext:value-type="float">
            <text:p>130</text:p>
          </table:table-cell>
          <table:table-cell table:formula="of:=[$'Verde Valley Virus'.V8]" office:value-type="float" office:value="44" calcext:value-type="float">
            <text:p>44</text:p>
          </table:table-cell>
          <table:table-cell table:formula="of:=[$'Verde Valley Virus'.W8]" office:value-type="float" office:value="26" calcext:value-type="float">
            <text:p>26</text:p>
          </table:table-cell>
          <table:table-cell table:formula="of:=[$'Verde Valley Virus'.X8]" office:value-type="float" office:value="15" calcext:value-type="float">
            <text:p>15</text:p>
          </table:table-cell>
          <table:table-cell table:formula="of:=[$'Verde Valley Virus'.Y8]" office:value-type="float" office:value="231" calcext:value-type="float">
            <text:p>231</text:p>
          </table:table-cell>
          <table:table-cell table:formula="of:=[$'Verde Valley Virus'.Z8]" office:value-type="float" office:value="197" calcext:value-type="float">
            <text:p>197</text:p>
          </table:table-cell>
          <table:table-cell table:formula="of:=[$'Verde Valley Virus'.AA8]" office:value-type="float" office:value="14" calcext:value-type="float">
            <text:p>14</text:p>
          </table:table-cell>
          <table:table-cell table:formula="of:=[$'Verde Valley Virus'.AB8]" office:value-type="float" office:value="62" calcext:value-type="float">
            <text:p>62</text:p>
          </table:table-cell>
          <table:table-cell table:formula="of:=[$'Verde Valley Virus'.AC8]" office:value-type="float" office:value="0" calcext:value-type="float">
            <text:p>0</text:p>
          </table:table-cell>
          <table:table-cell table:formula="of:=[$'Verde Valley Virus'.AD8]" office:value-type="float" office:value="10" calcext:value-type="float">
            <text:p>10</text:p>
          </table:table-cell>
          <table:table-cell table:formula="of:=[$'Verde Valley Virus'.AE8]" office:value-type="float" office:value="1" calcext:value-type="float">
            <text:p>1</text:p>
          </table:table-cell>
          <table:table-cell table:formula="of:=[$'Verde Valley Virus'.AF8]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table:formula="of:=IF([$'Verde Valley Virus'.A9]=0;&quot;&quot;;[$'Verde Valley Virus'.A9])" office:value-type="date" office:date-value="2020-07-09" calcext:value-type="date">
            <text:p>9-Jul-2020</text:p>
          </table:table-cell>
          <table:table-cell table:formula="of:=[$'Verde Valley Virus'.M9]" office:value-type="float" office:value="0" calcext:value-type="float">
            <text:p>0</text:p>
          </table:table-cell>
          <table:table-cell table:formula="of:=[$'Verde Valley Virus'.N9]" office:value-type="float" office:value="5" calcext:value-type="float">
            <text:p>5</text:p>
          </table:table-cell>
          <table:table-cell table:formula="of:=[$'Verde Valley Virus'.O9]" office:value-type="float" office:value="12" calcext:value-type="float">
            <text:p>12</text:p>
          </table:table-cell>
          <table:table-cell table:formula="of:=[$'Verde Valley Virus'.P9]" office:value-type="float" office:value="66" calcext:value-type="float">
            <text:p>66</text:p>
          </table:table-cell>
          <table:table-cell table:formula="of:=[$'Verde Valley Virus'.Q9]" office:value-type="float" office:value="43" calcext:value-type="float">
            <text:p>43</text:p>
          </table:table-cell>
          <table:table-cell table:formula="of:=[$'Verde Valley Virus'.R9]" office:value-type="float" office:value="28" calcext:value-type="float">
            <text:p>28</text:p>
          </table:table-cell>
          <table:table-cell table:formula="of:=[$'Verde Valley Virus'.S9]" office:value-type="float" office:value="0" calcext:value-type="float">
            <text:p>0</text:p>
          </table:table-cell>
          <table:table-cell table:formula="of:=[$'Verde Valley Virus'.T9]" office:value-type="float" office:value="17" calcext:value-type="float">
            <text:p>17</text:p>
          </table:table-cell>
          <table:table-cell table:formula="of:=[$'Verde Valley Virus'.U9]" office:value-type="float" office:value="133" calcext:value-type="float">
            <text:p>133</text:p>
          </table:table-cell>
          <table:table-cell table:formula="of:=[$'Verde Valley Virus'.V9]" office:value-type="float" office:value="44" calcext:value-type="float">
            <text:p>44</text:p>
          </table:table-cell>
          <table:table-cell table:formula="of:=[$'Verde Valley Virus'.W9]" office:value-type="float" office:value="26" calcext:value-type="float">
            <text:p>26</text:p>
          </table:table-cell>
          <table:table-cell table:formula="of:=[$'Verde Valley Virus'.X9]" office:value-type="float" office:value="15" calcext:value-type="float">
            <text:p>15</text:p>
          </table:table-cell>
          <table:table-cell table:formula="of:=[$'Verde Valley Virus'.Y9]" office:value-type="float" office:value="237" calcext:value-type="float">
            <text:p>237</text:p>
          </table:table-cell>
          <table:table-cell table:formula="of:=[$'Verde Valley Virus'.Z9]" office:value-type="float" office:value="202" calcext:value-type="float">
            <text:p>202</text:p>
          </table:table-cell>
          <table:table-cell table:formula="of:=[$'Verde Valley Virus'.AA9]" office:value-type="float" office:value="14" calcext:value-type="float">
            <text:p>14</text:p>
          </table:table-cell>
          <table:table-cell table:formula="of:=[$'Verde Valley Virus'.AB9]" office:value-type="float" office:value="61" calcext:value-type="float">
            <text:p>61</text:p>
          </table:table-cell>
          <table:table-cell table:formula="of:=[$'Verde Valley Virus'.AC9]" office:value-type="float" office:value="0" calcext:value-type="float">
            <text:p>0</text:p>
          </table:table-cell>
          <table:table-cell table:formula="of:=[$'Verde Valley Virus'.AD9]" office:value-type="float" office:value="13" calcext:value-type="float">
            <text:p>13</text:p>
          </table:table-cell>
          <table:table-cell table:formula="of:=[$'Verde Valley Virus'.AE9]" office:value-type="float" office:value="1" calcext:value-type="float">
            <text:p>1</text:p>
          </table:table-cell>
          <table:table-cell table:formula="of:=[$'Verde Valley Virus'.AF9]"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table:formula="of:=IF([$'Verde Valley Virus'.A10]=0;&quot;&quot;;[$'Verde Valley Virus'.A10])" office:value-type="date" office:date-value="2020-07-10" calcext:value-type="date">
            <text:p>10-Jul-2020</text:p>
          </table:table-cell>
          <table:table-cell table:formula="of:=[$'Verde Valley Virus'.M10]" office:value-type="float" office:value="0" calcext:value-type="float">
            <text:p>0</text:p>
          </table:table-cell>
          <table:table-cell table:formula="of:=[$'Verde Valley Virus'.N10]" office:value-type="float" office:value="5" calcext:value-type="float">
            <text:p>5</text:p>
          </table:table-cell>
          <table:table-cell table:formula="of:=[$'Verde Valley Virus'.O10]" office:value-type="float" office:value="12" calcext:value-type="float">
            <text:p>12</text:p>
          </table:table-cell>
          <table:table-cell table:formula="of:=[$'Verde Valley Virus'.P10]" office:value-type="float" office:value="67" calcext:value-type="float">
            <text:p>67</text:p>
          </table:table-cell>
          <table:table-cell table:formula="of:=[$'Verde Valley Virus'.Q10]" office:value-type="float" office:value="44" calcext:value-type="float">
            <text:p>44</text:p>
          </table:table-cell>
          <table:table-cell table:formula="of:=[$'Verde Valley Virus'.R10]" office:value-type="float" office:value="28" calcext:value-type="float">
            <text:p>28</text:p>
          </table:table-cell>
          <table:table-cell table:formula="of:=[$'Verde Valley Virus'.S10]" office:value-type="float" office:value="0" calcext:value-type="float">
            <text:p>0</text:p>
          </table:table-cell>
          <table:table-cell table:formula="of:=[$'Verde Valley Virus'.T10]" office:value-type="float" office:value="17" calcext:value-type="float">
            <text:p>17</text:p>
          </table:table-cell>
          <table:table-cell table:formula="of:=[$'Verde Valley Virus'.U10]" office:value-type="float" office:value="135" calcext:value-type="float">
            <text:p>135</text:p>
          </table:table-cell>
          <table:table-cell table:formula="of:=[$'Verde Valley Virus'.V10]" office:value-type="float" office:value="45" calcext:value-type="float">
            <text:p>45</text:p>
          </table:table-cell>
          <table:table-cell table:formula="of:=[$'Verde Valley Virus'.W10]" office:value-type="float" office:value="28" calcext:value-type="float">
            <text:p>28</text:p>
          </table:table-cell>
          <table:table-cell table:formula="of:=[$'Verde Valley Virus'.X10]" office:value-type="float" office:value="16" calcext:value-type="float">
            <text:p>16</text:p>
          </table:table-cell>
          <table:table-cell table:formula="of:=[$'Verde Valley Virus'.Y10]" office:value-type="float" office:value="244" calcext:value-type="float">
            <text:p>244</text:p>
          </table:table-cell>
          <table:table-cell table:formula="of:=[$'Verde Valley Virus'.Z10]" office:value-type="float" office:value="203" calcext:value-type="float">
            <text:p>203</text:p>
          </table:table-cell>
          <table:table-cell table:formula="of:=[$'Verde Valley Virus'.AA10]" office:value-type="float" office:value="14" calcext:value-type="float">
            <text:p>14</text:p>
          </table:table-cell>
          <table:table-cell table:formula="of:=[$'Verde Valley Virus'.AB10]" office:value-type="float" office:value="61" calcext:value-type="float">
            <text:p>61</text:p>
          </table:table-cell>
          <table:table-cell table:formula="of:=[$'Verde Valley Virus'.AC10]" office:value-type="float" office:value="0" calcext:value-type="float">
            <text:p>0</text:p>
          </table:table-cell>
          <table:table-cell table:formula="of:=[$'Verde Valley Virus'.AD10]" office:value-type="float" office:value="13" calcext:value-type="float">
            <text:p>13</text:p>
          </table:table-cell>
          <table:table-cell table:formula="of:=[$'Verde Valley Virus'.AE10]" office:value-type="float" office:value="1" calcext:value-type="float">
            <text:p>1</text:p>
          </table:table-cell>
          <table:table-cell table:formula="of:=[$'Verde Valley Virus'.AF10]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table:formula="of:=IF([$'Verde Valley Virus'.A11]=0;&quot;&quot;;[$'Verde Valley Virus'.A11])" office:value-type="date" office:date-value="2020-07-13" calcext:value-type="date">
            <text:p>13-Jul-2020</text:p>
          </table:table-cell>
          <table:table-cell table:formula="of:=[$'Verde Valley Virus'.M11]" office:value-type="float" office:value="0" calcext:value-type="float">
            <text:p>0</text:p>
          </table:table-cell>
          <table:table-cell table:formula="of:=[$'Verde Valley Virus'.N11]" office:value-type="float" office:value="6" calcext:value-type="float">
            <text:p>6</text:p>
          </table:table-cell>
          <table:table-cell table:formula="of:=[$'Verde Valley Virus'.O11]" office:value-type="float" office:value="14" calcext:value-type="float">
            <text:p>14</text:p>
          </table:table-cell>
          <table:table-cell table:formula="of:=[$'Verde Valley Virus'.P11]" office:value-type="float" office:value="71" calcext:value-type="float">
            <text:p>71</text:p>
          </table:table-cell>
          <table:table-cell table:formula="of:=[$'Verde Valley Virus'.Q11]" office:value-type="float" office:value="48" calcext:value-type="float">
            <text:p>48</text:p>
          </table:table-cell>
          <table:table-cell table:formula="of:=[$'Verde Valley Virus'.R11]" office:value-type="float" office:value="29" calcext:value-type="float">
            <text:p>29</text:p>
          </table:table-cell>
          <table:table-cell table:formula="of:=[$'Verde Valley Virus'.S11]" office:value-type="float" office:value="5" calcext:value-type="float">
            <text:p>5</text:p>
          </table:table-cell>
          <table:table-cell table:formula="of:=[$'Verde Valley Virus'.T11]" office:value-type="float" office:value="18" calcext:value-type="float">
            <text:p>18</text:p>
          </table:table-cell>
          <table:table-cell table:formula="of:=[$'Verde Valley Virus'.U11]" office:value-type="float" office:value="155" calcext:value-type="float">
            <text:p>155</text:p>
          </table:table-cell>
          <table:table-cell table:formula="of:=[$'Verde Valley Virus'.V11]" office:value-type="float" office:value="51" calcext:value-type="float">
            <text:p>51</text:p>
          </table:table-cell>
          <table:table-cell table:formula="of:=[$'Verde Valley Virus'.W11]" office:value-type="float" office:value="31" calcext:value-type="float">
            <text:p>31</text:p>
          </table:table-cell>
          <table:table-cell table:formula="of:=[$'Verde Valley Virus'.X11]" office:value-type="float" office:value="17" calcext:value-type="float">
            <text:p>17</text:p>
          </table:table-cell>
          <table:table-cell table:formula="of:=[$'Verde Valley Virus'.Y11]" office:value-type="float" office:value="260" calcext:value-type="float">
            <text:p>260</text:p>
          </table:table-cell>
          <table:table-cell table:formula="of:=[$'Verde Valley Virus'.Z11]" office:value-type="float" office:value="232" calcext:value-type="float">
            <text:p>232</text:p>
          </table:table-cell>
          <table:table-cell table:formula="of:=[$'Verde Valley Virus'.AA11]" office:value-type="float" office:value="17" calcext:value-type="float">
            <text:p>17</text:p>
          </table:table-cell>
          <table:table-cell table:formula="of:=[$'Verde Valley Virus'.AB11]" office:value-type="float" office:value="68" calcext:value-type="float">
            <text:p>68</text:p>
          </table:table-cell>
          <table:table-cell table:formula="of:=[$'Verde Valley Virus'.AC11]" office:value-type="float" office:value="0" calcext:value-type="float">
            <text:p>0</text:p>
          </table:table-cell>
          <table:table-cell table:formula="of:=[$'Verde Valley Virus'.AD11]" office:value-type="float" office:value="12" calcext:value-type="float">
            <text:p>12</text:p>
          </table:table-cell>
          <table:table-cell table:formula="of:=[$'Verde Valley Virus'.AE11]" office:value-type="float" office:value="1" calcext:value-type="float">
            <text:p>1</text:p>
          </table:table-cell>
          <table:table-cell table:formula="of:=[$'Verde Valley Virus'.AF11]"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table:formula="of:=IF([$'Verde Valley Virus'.A12]=0;&quot;&quot;;[$'Verde Valley Virus'.A12])" office:value-type="date" office:date-value="2020-07-14" calcext:value-type="date">
            <text:p>14-Jul-2020</text:p>
          </table:table-cell>
          <table:table-cell table:formula="of:=[$'Verde Valley Virus'.M12]" office:value-type="float" office:value="0" calcext:value-type="float">
            <text:p>0</text:p>
          </table:table-cell>
          <table:table-cell table:formula="of:=[$'Verde Valley Virus'.N12]" office:value-type="float" office:value="7" calcext:value-type="float">
            <text:p>7</text:p>
          </table:table-cell>
          <table:table-cell table:formula="of:=[$'Verde Valley Virus'.O12]" office:value-type="float" office:value="15" calcext:value-type="float">
            <text:p>15</text:p>
          </table:table-cell>
          <table:table-cell table:formula="of:=[$'Verde Valley Virus'.P12]" office:value-type="float" office:value="75" calcext:value-type="float">
            <text:p>75</text:p>
          </table:table-cell>
          <table:table-cell table:formula="of:=[$'Verde Valley Virus'.Q12]" office:value-type="float" office:value="51" calcext:value-type="float">
            <text:p>51</text:p>
          </table:table-cell>
          <table:table-cell table:formula="of:=[$'Verde Valley Virus'.R12]" office:value-type="float" office:value="30" calcext:value-type="float">
            <text:p>30</text:p>
          </table:table-cell>
          <table:table-cell table:formula="of:=[$'Verde Valley Virus'.S12]" office:value-type="float" office:value="5" calcext:value-type="float">
            <text:p>5</text:p>
          </table:table-cell>
          <table:table-cell table:formula="of:=[$'Verde Valley Virus'.T12]" office:value-type="float" office:value="19" calcext:value-type="float">
            <text:p>19</text:p>
          </table:table-cell>
          <table:table-cell table:formula="of:=[$'Verde Valley Virus'.U12]" office:value-type="float" office:value="165" calcext:value-type="float">
            <text:p>165</text:p>
          </table:table-cell>
          <table:table-cell table:formula="of:=[$'Verde Valley Virus'.V12]" office:value-type="float" office:value="54" calcext:value-type="float">
            <text:p>54</text:p>
          </table:table-cell>
          <table:table-cell table:formula="of:=[$'Verde Valley Virus'.W12]" office:value-type="float" office:value="30" calcext:value-type="float">
            <text:p>30</text:p>
          </table:table-cell>
          <table:table-cell table:formula="of:=[$'Verde Valley Virus'.X12]" office:value-type="float" office:value="19" calcext:value-type="float">
            <text:p>19</text:p>
          </table:table-cell>
          <table:table-cell table:formula="of:=[$'Verde Valley Virus'.Y12]" office:value-type="float" office:value="263" calcext:value-type="float">
            <text:p>263</text:p>
          </table:table-cell>
          <table:table-cell table:formula="of:=[$'Verde Valley Virus'.Z12]" office:value-type="float" office:value="233" calcext:value-type="float">
            <text:p>233</text:p>
          </table:table-cell>
          <table:table-cell table:formula="of:=[$'Verde Valley Virus'.AA12]" office:value-type="float" office:value="17" calcext:value-type="float">
            <text:p>17</text:p>
          </table:table-cell>
          <table:table-cell table:formula="of:=[$'Verde Valley Virus'.AB12]" office:value-type="float" office:value="69" calcext:value-type="float">
            <text:p>69</text:p>
          </table:table-cell>
          <table:table-cell table:formula="of:=[$'Verde Valley Virus'.AC12]" office:value-type="float" office:value="0" calcext:value-type="float">
            <text:p>0</text:p>
          </table:table-cell>
          <table:table-cell table:formula="of:=[$'Verde Valley Virus'.AD12]" office:value-type="float" office:value="14" calcext:value-type="float">
            <text:p>14</text:p>
          </table:table-cell>
          <table:table-cell table:formula="of:=[$'Verde Valley Virus'.AE12]" office:value-type="float" office:value="1" calcext:value-type="float">
            <text:p>1</text:p>
          </table:table-cell>
          <table:table-cell table:formula="of:=[$'Verde Valley Virus'.AF12]"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table:formula="of:=IF([$'Verde Valley Virus'.A13]=0;&quot;&quot;;[$'Verde Valley Virus'.A13])" office:value-type="date" office:date-value="2020-07-15" calcext:value-type="date">
            <text:p>15-Jul-2020</text:p>
          </table:table-cell>
          <table:table-cell table:formula="of:=[$'Verde Valley Virus'.M13]" office:value-type="float" office:value="0" calcext:value-type="float">
            <text:p>0</text:p>
          </table:table-cell>
          <table:table-cell table:formula="of:=[$'Verde Valley Virus'.N13]" office:value-type="float" office:value="7" calcext:value-type="float">
            <text:p>7</text:p>
          </table:table-cell>
          <table:table-cell table:formula="of:=[$'Verde Valley Virus'.O13]" office:value-type="float" office:value="15" calcext:value-type="float">
            <text:p>15</text:p>
          </table:table-cell>
          <table:table-cell table:formula="of:=[$'Verde Valley Virus'.P13]" office:value-type="float" office:value="77" calcext:value-type="float">
            <text:p>77</text:p>
          </table:table-cell>
          <table:table-cell table:formula="of:=[$'Verde Valley Virus'.Q13]" office:value-type="float" office:value="53" calcext:value-type="float">
            <text:p>53</text:p>
          </table:table-cell>
          <table:table-cell table:formula="of:=[$'Verde Valley Virus'.R13]" office:value-type="float" office:value="33" calcext:value-type="float">
            <text:p>33</text:p>
          </table:table-cell>
          <table:table-cell table:formula="of:=[$'Verde Valley Virus'.S13]" office:value-type="float" office:value="7" calcext:value-type="float">
            <text:p>7</text:p>
          </table:table-cell>
          <table:table-cell table:formula="of:=[$'Verde Valley Virus'.T13]" office:value-type="float" office:value="19" calcext:value-type="float">
            <text:p>19</text:p>
          </table:table-cell>
          <table:table-cell table:formula="of:=[$'Verde Valley Virus'.U13]" office:value-type="float" office:value="169" calcext:value-type="float">
            <text:p>169</text:p>
          </table:table-cell>
          <table:table-cell table:formula="of:=[$'Verde Valley Virus'.V13]" office:value-type="float" office:value="58" calcext:value-type="float">
            <text:p>58</text:p>
          </table:table-cell>
          <table:table-cell table:formula="of:=[$'Verde Valley Virus'.W13]" office:value-type="float" office:value="31" calcext:value-type="float">
            <text:p>31</text:p>
          </table:table-cell>
          <table:table-cell table:formula="of:=[$'Verde Valley Virus'.X13]" office:value-type="float" office:value="24" calcext:value-type="float">
            <text:p>24</text:p>
          </table:table-cell>
          <table:table-cell table:formula="of:=[$'Verde Valley Virus'.Y13]" office:value-type="float" office:value="272" calcext:value-type="float">
            <text:p>272</text:p>
          </table:table-cell>
          <table:table-cell table:formula="of:=[$'Verde Valley Virus'.Z13]" office:value-type="float" office:value="237" calcext:value-type="float">
            <text:p>237</text:p>
          </table:table-cell>
          <table:table-cell table:formula="of:=[$'Verde Valley Virus'.AA13]" office:value-type="float" office:value="18" calcext:value-type="float">
            <text:p>18</text:p>
          </table:table-cell>
          <table:table-cell table:formula="of:=[$'Verde Valley Virus'.AB13]" office:value-type="float" office:value="72" calcext:value-type="float">
            <text:p>72</text:p>
          </table:table-cell>
          <table:table-cell table:formula="of:=[$'Verde Valley Virus'.AC13]" office:value-type="float" office:value="0" calcext:value-type="float">
            <text:p>0</text:p>
          </table:table-cell>
          <table:table-cell table:formula="of:=[$'Verde Valley Virus'.AD13]" office:value-type="float" office:value="14" calcext:value-type="float">
            <text:p>14</text:p>
          </table:table-cell>
          <table:table-cell table:formula="of:=[$'Verde Valley Virus'.AE13]" office:value-type="float" office:value="1" calcext:value-type="float">
            <text:p>1</text:p>
          </table:table-cell>
          <table:table-cell table:formula="of:=[$'Verde Valley Virus'.AF13]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table:formula="of:=IF([$'Verde Valley Virus'.A14]=0;&quot;&quot;;[$'Verde Valley Virus'.A14])" office:value-type="date" office:date-value="2020-07-16" calcext:value-type="date">
            <text:p>16-Jul-2020</text:p>
          </table:table-cell>
          <table:table-cell table:formula="of:=[$'Verde Valley Virus'.M14]" office:value-type="float" office:value="0" calcext:value-type="float">
            <text:p>0</text:p>
          </table:table-cell>
          <table:table-cell table:formula="of:=[$'Verde Valley Virus'.N14]" office:value-type="float" office:value="7" calcext:value-type="float">
            <text:p>7</text:p>
          </table:table-cell>
          <table:table-cell table:formula="of:=[$'Verde Valley Virus'.O14]" office:value-type="float" office:value="15" calcext:value-type="float">
            <text:p>15</text:p>
          </table:table-cell>
          <table:table-cell table:formula="of:=[$'Verde Valley Virus'.P14]" office:value-type="float" office:value="81" calcext:value-type="float">
            <text:p>81</text:p>
          </table:table-cell>
          <table:table-cell table:formula="of:=[$'Verde Valley Virus'.Q14]" office:value-type="float" office:value="57" calcext:value-type="float">
            <text:p>57</text:p>
          </table:table-cell>
          <table:table-cell table:formula="of:=[$'Verde Valley Virus'.R14]" office:value-type="float" office:value="33" calcext:value-type="float">
            <text:p>33</text:p>
          </table:table-cell>
          <table:table-cell table:formula="of:=[$'Verde Valley Virus'.S14]" office:value-type="float" office:value="7" calcext:value-type="float">
            <text:p>7</text:p>
          </table:table-cell>
          <table:table-cell table:formula="of:=[$'Verde Valley Virus'.T14]" office:value-type="float" office:value="21" calcext:value-type="float">
            <text:p>21</text:p>
          </table:table-cell>
          <table:table-cell table:formula="of:=[$'Verde Valley Virus'.U14]" office:value-type="float" office:value="171" calcext:value-type="float">
            <text:p>171</text:p>
          </table:table-cell>
          <table:table-cell table:formula="of:=[$'Verde Valley Virus'.V14]" office:value-type="float" office:value="58" calcext:value-type="float">
            <text:p>58</text:p>
          </table:table-cell>
          <table:table-cell table:formula="of:=[$'Verde Valley Virus'.W14]" office:value-type="float" office:value="33" calcext:value-type="float">
            <text:p>33</text:p>
          </table:table-cell>
          <table:table-cell table:formula="of:=[$'Verde Valley Virus'.X14]" office:value-type="float" office:value="26" calcext:value-type="float">
            <text:p>26</text:p>
          </table:table-cell>
          <table:table-cell table:formula="of:=[$'Verde Valley Virus'.Y14]" office:value-type="float" office:value="279" calcext:value-type="float">
            <text:p>279</text:p>
          </table:table-cell>
          <table:table-cell table:formula="of:=[$'Verde Valley Virus'.Z14]" office:value-type="float" office:value="247" calcext:value-type="float">
            <text:p>247</text:p>
          </table:table-cell>
          <table:table-cell table:formula="of:=[$'Verde Valley Virus'.AA14]" office:value-type="float" office:value="18" calcext:value-type="float">
            <text:p>18</text:p>
          </table:table-cell>
          <table:table-cell table:formula="of:=[$'Verde Valley Virus'.AB14]" office:value-type="float" office:value="74" calcext:value-type="float">
            <text:p>74</text:p>
          </table:table-cell>
          <table:table-cell table:formula="of:=[$'Verde Valley Virus'.AC14]" office:value-type="float" office:value="0" calcext:value-type="float">
            <text:p>0</text:p>
          </table:table-cell>
          <table:table-cell table:formula="of:=[$'Verde Valley Virus'.AD14]" office:value-type="float" office:value="17" calcext:value-type="float">
            <text:p>17</text:p>
          </table:table-cell>
          <table:table-cell table:formula="of:=[$'Verde Valley Virus'.AE14]" office:value-type="float" office:value="1" calcext:value-type="float">
            <text:p>1</text:p>
          </table:table-cell>
          <table:table-cell table:formula="of:=[$'Verde Valley Virus'.AF14]" office:value-type="float" office:value="15" calcext:value-type="float">
            <text:p>15</text:p>
          </table:table-cell>
          <table:table-cell table:number-columns-repeated="1003"/>
        </table:table-row>
        <table:table-row table:style-name="ro1">
          <table:table-cell table:formula="of:=IF([$'Verde Valley Virus'.A15]=0;&quot;&quot;;[$'Verde Valley Virus'.A15])" office:value-type="date" office:date-value="2020-07-17" calcext:value-type="date">
            <text:p>17-Jul-2020</text:p>
          </table:table-cell>
          <table:table-cell table:formula="of:=[$'Verde Valley Virus'.M15]" office:value-type="float" office:value="0" calcext:value-type="float">
            <text:p>0</text:p>
          </table:table-cell>
          <table:table-cell table:formula="of:=[$'Verde Valley Virus'.N15]" office:value-type="float" office:value="7" calcext:value-type="float">
            <text:p>7</text:p>
          </table:table-cell>
          <table:table-cell table:formula="of:=[$'Verde Valley Virus'.O15]" office:value-type="float" office:value="15" calcext:value-type="float">
            <text:p>15</text:p>
          </table:table-cell>
          <table:table-cell table:formula="of:=[$'Verde Valley Virus'.P15]" office:value-type="float" office:value="88" calcext:value-type="float">
            <text:p>88</text:p>
          </table:table-cell>
          <table:table-cell table:formula="of:=[$'Verde Valley Virus'.Q15]" office:value-type="float" office:value="58" calcext:value-type="float">
            <text:p>58</text:p>
          </table:table-cell>
          <table:table-cell table:formula="of:=[$'Verde Valley Virus'.R15]" office:value-type="float" office:value="35" calcext:value-type="float">
            <text:p>35</text:p>
          </table:table-cell>
          <table:table-cell table:formula="of:=[$'Verde Valley Virus'.S15]" office:value-type="float" office:value="7" calcext:value-type="float">
            <text:p>7</text:p>
          </table:table-cell>
          <table:table-cell table:formula="of:=[$'Verde Valley Virus'.T15]" office:value-type="float" office:value="21" calcext:value-type="float">
            <text:p>21</text:p>
          </table:table-cell>
          <table:table-cell table:formula="of:=[$'Verde Valley Virus'.U15]" office:value-type="float" office:value="179" calcext:value-type="float">
            <text:p>179</text:p>
          </table:table-cell>
          <table:table-cell table:formula="of:=[$'Verde Valley Virus'.V15]" office:value-type="float" office:value="58" calcext:value-type="float">
            <text:p>58</text:p>
          </table:table-cell>
          <table:table-cell table:formula="of:=[$'Verde Valley Virus'.W15]" office:value-type="float" office:value="38" calcext:value-type="float">
            <text:p>38</text:p>
          </table:table-cell>
          <table:table-cell table:formula="of:=[$'Verde Valley Virus'.X15]" office:value-type="float" office:value="28" calcext:value-type="float">
            <text:p>28</text:p>
          </table:table-cell>
          <table:table-cell table:formula="of:=[$'Verde Valley Virus'.Y15]" office:value-type="float" office:value="287" calcext:value-type="float">
            <text:p>287</text:p>
          </table:table-cell>
          <table:table-cell table:formula="of:=[$'Verde Valley Virus'.Z15]" office:value-type="float" office:value="261" calcext:value-type="float">
            <text:p>261</text:p>
          </table:table-cell>
          <table:table-cell table:formula="of:=[$'Verde Valley Virus'.AA15]" office:value-type="float" office:value="18" calcext:value-type="float">
            <text:p>18</text:p>
          </table:table-cell>
          <table:table-cell table:formula="of:=[$'Verde Valley Virus'.AB15]" office:value-type="float" office:value="74" calcext:value-type="float">
            <text:p>74</text:p>
          </table:table-cell>
          <table:table-cell table:formula="of:=[$'Verde Valley Virus'.AC15]" office:value-type="float" office:value="0" calcext:value-type="float">
            <text:p>0</text:p>
          </table:table-cell>
          <table:table-cell table:formula="of:=[$'Verde Valley Virus'.AD15]" office:value-type="float" office:value="17" calcext:value-type="float">
            <text:p>17</text:p>
          </table:table-cell>
          <table:table-cell table:formula="of:=[$'Verde Valley Virus'.AE15]" office:value-type="float" office:value="1" calcext:value-type="float">
            <text:p>1</text:p>
          </table:table-cell>
          <table:table-cell table:formula="of:=[$'Verde Valley Virus'.AF15]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formula="of:=IF([$'Verde Valley Virus'.A16]=0;&quot;&quot;;[$'Verde Valley Virus'.A16])" office:value-type="date" office:date-value="2020-07-20" calcext:value-type="date">
            <text:p>20-Jul-2020</text:p>
          </table:table-cell>
          <table:table-cell table:formula="of:=[$'Verde Valley Virus'.M16]" office:value-type="float" office:value="5" calcext:value-type="float">
            <text:p>5</text:p>
          </table:table-cell>
          <table:table-cell table:formula="of:=[$'Verde Valley Virus'.N16]" office:value-type="float" office:value="6" calcext:value-type="float">
            <text:p>6</text:p>
          </table:table-cell>
          <table:table-cell table:formula="of:=[$'Verde Valley Virus'.O16]" office:value-type="float" office:value="15" calcext:value-type="float">
            <text:p>15</text:p>
          </table:table-cell>
          <table:table-cell table:formula="of:=[$'Verde Valley Virus'.P16]" office:value-type="float" office:value="93" calcext:value-type="float">
            <text:p>93</text:p>
          </table:table-cell>
          <table:table-cell table:formula="of:=[$'Verde Valley Virus'.Q16]" office:value-type="float" office:value="64" calcext:value-type="float">
            <text:p>64</text:p>
          </table:table-cell>
          <table:table-cell table:formula="of:=[$'Verde Valley Virus'.R16]" office:value-type="float" office:value="40" calcext:value-type="float">
            <text:p>40</text:p>
          </table:table-cell>
          <table:table-cell table:formula="of:=[$'Verde Valley Virus'.S16]" office:value-type="float" office:value="7" calcext:value-type="float">
            <text:p>7</text:p>
          </table:table-cell>
          <table:table-cell table:formula="of:=[$'Verde Valley Virus'.T16]" office:value-type="float" office:value="23" calcext:value-type="float">
            <text:p>23</text:p>
          </table:table-cell>
          <table:table-cell table:formula="of:=[$'Verde Valley Virus'.U16]" office:value-type="float" office:value="183" calcext:value-type="float">
            <text:p>183</text:p>
          </table:table-cell>
          <table:table-cell table:formula="of:=[$'Verde Valley Virus'.V16]" office:value-type="float" office:value="69" calcext:value-type="float">
            <text:p>69</text:p>
          </table:table-cell>
          <table:table-cell table:formula="of:=[$'Verde Valley Virus'.W16]" office:value-type="float" office:value="40" calcext:value-type="float">
            <text:p>40</text:p>
          </table:table-cell>
          <table:table-cell table:formula="of:=[$'Verde Valley Virus'.X16]" office:value-type="float" office:value="30" calcext:value-type="float">
            <text:p>30</text:p>
          </table:table-cell>
          <table:table-cell table:formula="of:=[$'Verde Valley Virus'.Y16]" office:value-type="float" office:value="304" calcext:value-type="float">
            <text:p>304</text:p>
          </table:table-cell>
          <table:table-cell table:formula="of:=[$'Verde Valley Virus'.Z16]" office:value-type="float" office:value="289" calcext:value-type="float">
            <text:p>289</text:p>
          </table:table-cell>
          <table:table-cell table:formula="of:=[$'Verde Valley Virus'.AA16]" office:value-type="float" office:value="23" calcext:value-type="float">
            <text:p>23</text:p>
          </table:table-cell>
          <table:table-cell table:formula="of:=[$'Verde Valley Virus'.AB16]" office:value-type="float" office:value="78" calcext:value-type="float">
            <text:p>78</text:p>
          </table:table-cell>
          <table:table-cell table:formula="of:=[$'Verde Valley Virus'.AC16]" office:value-type="float" office:value="0" calcext:value-type="float">
            <text:p>0</text:p>
          </table:table-cell>
          <table:table-cell table:formula="of:=[$'Verde Valley Virus'.AD16]" office:value-type="float" office:value="14" calcext:value-type="float">
            <text:p>14</text:p>
          </table:table-cell>
          <table:table-cell table:formula="of:=[$'Verde Valley Virus'.AE16]" office:value-type="float" office:value="1" calcext:value-type="float">
            <text:p>1</text:p>
          </table:table-cell>
          <table:table-cell table:formula="of:=[$'Verde Valley Virus'.AF16]" office:value-type="float" office:value="15" calcext:value-type="float">
            <text:p>15</text:p>
          </table:table-cell>
          <table:table-cell table:number-columns-repeated="1003"/>
        </table:table-row>
        <table:table-row table:style-name="ro1">
          <table:table-cell table:formula="of:=IF([$'Verde Valley Virus'.A17]=0;&quot;&quot;;[$'Verde Valley Virus'.A17])" office:value-type="date" office:date-value="2020-07-21" calcext:value-type="date">
            <text:p>21-Jul-2020</text:p>
          </table:table-cell>
          <table:table-cell table:formula="of:=[$'Verde Valley Virus'.M17]" office:value-type="float" office:value="4" calcext:value-type="float">
            <text:p>4</text:p>
          </table:table-cell>
          <table:table-cell table:formula="of:=[$'Verde Valley Virus'.N17]" office:value-type="float" office:value="6" calcext:value-type="float">
            <text:p>6</text:p>
          </table:table-cell>
          <table:table-cell table:formula="of:=[$'Verde Valley Virus'.O17]" office:value-type="float" office:value="15" calcext:value-type="float">
            <text:p>15</text:p>
          </table:table-cell>
          <table:table-cell table:formula="of:=[$'Verde Valley Virus'.P17]" office:value-type="float" office:value="106" calcext:value-type="float">
            <text:p>106</text:p>
          </table:table-cell>
          <table:table-cell table:formula="of:=[$'Verde Valley Virus'.Q17]" office:value-type="float" office:value="64" calcext:value-type="float">
            <text:p>64</text:p>
          </table:table-cell>
          <table:table-cell table:formula="of:=[$'Verde Valley Virus'.R17]" office:value-type="float" office:value="42" calcext:value-type="float">
            <text:p>42</text:p>
          </table:table-cell>
          <table:table-cell table:formula="of:=[$'Verde Valley Virus'.S17]" office:value-type="float" office:value="7" calcext:value-type="float">
            <text:p>7</text:p>
          </table:table-cell>
          <table:table-cell table:formula="of:=[$'Verde Valley Virus'.T17]" office:value-type="float" office:value="23" calcext:value-type="float">
            <text:p>23</text:p>
          </table:table-cell>
          <table:table-cell table:formula="of:=[$'Verde Valley Virus'.U17]" office:value-type="float" office:value="185" calcext:value-type="float">
            <text:p>185</text:p>
          </table:table-cell>
          <table:table-cell table:formula="of:=[$'Verde Valley Virus'.V17]" office:value-type="float" office:value="70" calcext:value-type="float">
            <text:p>70</text:p>
          </table:table-cell>
          <table:table-cell table:formula="of:=[$'Verde Valley Virus'.W17]" office:value-type="float" office:value="40" calcext:value-type="float">
            <text:p>40</text:p>
          </table:table-cell>
          <table:table-cell table:formula="of:=[$'Verde Valley Virus'.X17]" office:value-type="float" office:value="30" calcext:value-type="float">
            <text:p>30</text:p>
          </table:table-cell>
          <table:table-cell table:formula="of:=[$'Verde Valley Virus'.Y17]" office:value-type="float" office:value="307" calcext:value-type="float">
            <text:p>307</text:p>
          </table:table-cell>
          <table:table-cell table:formula="of:=[$'Verde Valley Virus'.Z17]" office:value-type="float" office:value="292" calcext:value-type="float">
            <text:p>292</text:p>
          </table:table-cell>
          <table:table-cell table:formula="of:=[$'Verde Valley Virus'.AA17]" office:value-type="float" office:value="24" calcext:value-type="float">
            <text:p>24</text:p>
          </table:table-cell>
          <table:table-cell table:formula="of:=[$'Verde Valley Virus'.AB17]" office:value-type="float" office:value="78" calcext:value-type="float">
            <text:p>78</text:p>
          </table:table-cell>
          <table:table-cell table:formula="of:=[$'Verde Valley Virus'.AC17]" office:value-type="float" office:value="0" calcext:value-type="float">
            <text:p>0</text:p>
          </table:table-cell>
          <table:table-cell table:formula="of:=[$'Verde Valley Virus'.AD17]" office:value-type="float" office:value="15" calcext:value-type="float">
            <text:p>15</text:p>
          </table:table-cell>
          <table:table-cell table:formula="of:=[$'Verde Valley Virus'.AE17]" office:value-type="float" office:value="1" calcext:value-type="float">
            <text:p>1</text:p>
          </table:table-cell>
          <table:table-cell table:formula="of:=[$'Verde Valley Virus'.AF17]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table:formula="of:=IF([$'Verde Valley Virus'.A18]=0;&quot;&quot;;[$'Verde Valley Virus'.A18])" office:value-type="date" office:date-value="2020-07-22" calcext:value-type="date">
            <text:p>22-Jul-2020</text:p>
          </table:table-cell>
          <table:table-cell table:formula="of:=[$'Verde Valley Virus'.M18]" office:value-type="float" office:value="4" calcext:value-type="float">
            <text:p>4</text:p>
          </table:table-cell>
          <table:table-cell table:formula="of:=[$'Verde Valley Virus'.N18]" office:value-type="float" office:value="6" calcext:value-type="float">
            <text:p>6</text:p>
          </table:table-cell>
          <table:table-cell table:formula="of:=[$'Verde Valley Virus'.O18]" office:value-type="float" office:value="16" calcext:value-type="float">
            <text:p>16</text:p>
          </table:table-cell>
          <table:table-cell table:formula="of:=[$'Verde Valley Virus'.P18]" office:value-type="float" office:value="106" calcext:value-type="float">
            <text:p>106</text:p>
          </table:table-cell>
          <table:table-cell table:formula="of:=[$'Verde Valley Virus'.Q18]" office:value-type="float" office:value="65" calcext:value-type="float">
            <text:p>65</text:p>
          </table:table-cell>
          <table:table-cell table:formula="of:=[$'Verde Valley Virus'.R18]" office:value-type="float" office:value="42" calcext:value-type="float">
            <text:p>42</text:p>
          </table:table-cell>
          <table:table-cell table:formula="of:=[$'Verde Valley Virus'.S18]" office:value-type="float" office:value="7" calcext:value-type="float">
            <text:p>7</text:p>
          </table:table-cell>
          <table:table-cell table:formula="of:=[$'Verde Valley Virus'.T18]" office:value-type="float" office:value="23" calcext:value-type="float">
            <text:p>23</text:p>
          </table:table-cell>
          <table:table-cell table:formula="of:=[$'Verde Valley Virus'.U18]" office:value-type="float" office:value="187" calcext:value-type="float">
            <text:p>187</text:p>
          </table:table-cell>
          <table:table-cell table:formula="of:=[$'Verde Valley Virus'.V18]" office:value-type="float" office:value="71" calcext:value-type="float">
            <text:p>71</text:p>
          </table:table-cell>
          <table:table-cell table:formula="of:=[$'Verde Valley Virus'.W18]" office:value-type="float" office:value="40" calcext:value-type="float">
            <text:p>40</text:p>
          </table:table-cell>
          <table:table-cell table:formula="of:=[$'Verde Valley Virus'.X18]" office:value-type="float" office:value="30" calcext:value-type="float">
            <text:p>30</text:p>
          </table:table-cell>
          <table:table-cell table:formula="of:=[$'Verde Valley Virus'.Y18]" office:value-type="float" office:value="311" calcext:value-type="float">
            <text:p>311</text:p>
          </table:table-cell>
          <table:table-cell table:formula="of:=[$'Verde Valley Virus'.Z18]" office:value-type="float" office:value="300" calcext:value-type="float">
            <text:p>300</text:p>
          </table:table-cell>
          <table:table-cell table:formula="of:=[$'Verde Valley Virus'.AA18]" office:value-type="float" office:value="25" calcext:value-type="float">
            <text:p>25</text:p>
          </table:table-cell>
          <table:table-cell table:formula="of:=[$'Verde Valley Virus'.AB18]" office:value-type="float" office:value="81" calcext:value-type="float">
            <text:p>81</text:p>
          </table:table-cell>
          <table:table-cell table:formula="of:=[$'Verde Valley Virus'.AC18]" office:value-type="float" office:value="0" calcext:value-type="float">
            <text:p>0</text:p>
          </table:table-cell>
          <table:table-cell table:formula="of:=[$'Verde Valley Virus'.AD18]" office:value-type="float" office:value="17" calcext:value-type="float">
            <text:p>17</text:p>
          </table:table-cell>
          <table:table-cell table:formula="of:=[$'Verde Valley Virus'.AE18]" office:value-type="float" office:value="1" calcext:value-type="float">
            <text:p>1</text:p>
          </table:table-cell>
          <table:table-cell table:formula="of:=[$'Verde Valley Virus'.AF18]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table:formula="of:=IF([$'Verde Valley Virus'.A19]=0;&quot;&quot;;[$'Verde Valley Virus'.A19])" office:value-type="date" office:date-value="2020-07-23" calcext:value-type="date">
            <text:p>23-Jul-2020</text:p>
          </table:table-cell>
          <table:table-cell table:formula="of:=[$'Verde Valley Virus'.M19]" office:value-type="float" office:value="4" calcext:value-type="float">
            <text:p>4</text:p>
          </table:table-cell>
          <table:table-cell table:formula="of:=[$'Verde Valley Virus'.N19]" office:value-type="float" office:value="6" calcext:value-type="float">
            <text:p>6</text:p>
          </table:table-cell>
          <table:table-cell table:formula="of:=[$'Verde Valley Virus'.O19]" office:value-type="float" office:value="16" calcext:value-type="float">
            <text:p>16</text:p>
          </table:table-cell>
          <table:table-cell table:formula="of:=[$'Verde Valley Virus'.P19]" office:value-type="float" office:value="108" calcext:value-type="float">
            <text:p>108</text:p>
          </table:table-cell>
          <table:table-cell table:formula="of:=[$'Verde Valley Virus'.Q19]" office:value-type="float" office:value="65" calcext:value-type="float">
            <text:p>65</text:p>
          </table:table-cell>
          <table:table-cell table:formula="of:=[$'Verde Valley Virus'.R19]" office:value-type="float" office:value="43" calcext:value-type="float">
            <text:p>43</text:p>
          </table:table-cell>
          <table:table-cell table:formula="of:=[$'Verde Valley Virus'.S19]" office:value-type="float" office:value="7" calcext:value-type="float">
            <text:p>7</text:p>
          </table:table-cell>
          <table:table-cell table:formula="of:=[$'Verde Valley Virus'.T19]" office:value-type="float" office:value="24" calcext:value-type="float">
            <text:p>24</text:p>
          </table:table-cell>
          <table:table-cell table:formula="of:=[$'Verde Valley Virus'.U19]" office:value-type="float" office:value="190" calcext:value-type="float">
            <text:p>190</text:p>
          </table:table-cell>
          <table:table-cell table:formula="of:=[$'Verde Valley Virus'.V19]" office:value-type="float" office:value="73" calcext:value-type="float">
            <text:p>73</text:p>
          </table:table-cell>
          <table:table-cell table:formula="of:=[$'Verde Valley Virus'.W19]" office:value-type="float" office:value="40" calcext:value-type="float">
            <text:p>40</text:p>
          </table:table-cell>
          <table:table-cell table:formula="of:=[$'Verde Valley Virus'.X19]" office:value-type="float" office:value="32" calcext:value-type="float">
            <text:p>32</text:p>
          </table:table-cell>
          <table:table-cell table:formula="of:=[$'Verde Valley Virus'.Y19]" office:value-type="float" office:value="323" calcext:value-type="float">
            <text:p>323</text:p>
          </table:table-cell>
          <table:table-cell table:formula="of:=[$'Verde Valley Virus'.Z19]" office:value-type="float" office:value="308" calcext:value-type="float">
            <text:p>308</text:p>
          </table:table-cell>
          <table:table-cell table:formula="of:=[$'Verde Valley Virus'.AA19]" office:value-type="float" office:value="26" calcext:value-type="float">
            <text:p>26</text:p>
          </table:table-cell>
          <table:table-cell table:formula="of:=[$'Verde Valley Virus'.AB19]" office:value-type="float" office:value="82" calcext:value-type="float">
            <text:p>82</text:p>
          </table:table-cell>
          <table:table-cell table:formula="of:=[$'Verde Valley Virus'.AC19]" office:value-type="float" office:value="0" calcext:value-type="float">
            <text:p>0</text:p>
          </table:table-cell>
          <table:table-cell table:formula="of:=[$'Verde Valley Virus'.AD19]" office:value-type="float" office:value="19" calcext:value-type="float">
            <text:p>19</text:p>
          </table:table-cell>
          <table:table-cell table:formula="of:=[$'Verde Valley Virus'.AE19]" office:value-type="float" office:value="1" calcext:value-type="float">
            <text:p>1</text:p>
          </table:table-cell>
          <table:table-cell table:formula="of:=[$'Verde Valley Virus'.AF19]" office:value-type="float" office:value="18" calcext:value-type="float">
            <text:p>18</text:p>
          </table:table-cell>
          <table:table-cell table:number-columns-repeated="1003"/>
        </table:table-row>
        <table:table-row table:style-name="ro1">
          <table:table-cell table:formula="of:=IF([$'Verde Valley Virus'.A20]=0;&quot;&quot;;[$'Verde Valley Virus'.A20])" office:value-type="date" office:date-value="2020-07-24" calcext:value-type="date">
            <text:p>24-Jul-2020</text:p>
          </table:table-cell>
          <table:table-cell table:formula="of:=[$'Verde Valley Virus'.M20]" office:value-type="float" office:value="4" calcext:value-type="float">
            <text:p>4</text:p>
          </table:table-cell>
          <table:table-cell table:formula="of:=[$'Verde Valley Virus'.N20]" office:value-type="float" office:value="6" calcext:value-type="float">
            <text:p>6</text:p>
          </table:table-cell>
          <table:table-cell table:formula="of:=[$'Verde Valley Virus'.O20]" office:value-type="float" office:value="16" calcext:value-type="float">
            <text:p>16</text:p>
          </table:table-cell>
          <table:table-cell table:formula="of:=[$'Verde Valley Virus'.P20]" office:value-type="float" office:value="108" calcext:value-type="float">
            <text:p>108</text:p>
          </table:table-cell>
          <table:table-cell table:formula="of:=[$'Verde Valley Virus'.Q20]" office:value-type="float" office:value="67" calcext:value-type="float">
            <text:p>67</text:p>
          </table:table-cell>
          <table:table-cell table:formula="of:=[$'Verde Valley Virus'.R20]" office:value-type="float" office:value="44" calcext:value-type="float">
            <text:p>44</text:p>
          </table:table-cell>
          <table:table-cell table:formula="of:=[$'Verde Valley Virus'.S20]" office:value-type="float" office:value="7" calcext:value-type="float">
            <text:p>7</text:p>
          </table:table-cell>
          <table:table-cell table:formula="of:=[$'Verde Valley Virus'.T20]" office:value-type="float" office:value="24" calcext:value-type="float">
            <text:p>24</text:p>
          </table:table-cell>
          <table:table-cell table:formula="of:=[$'Verde Valley Virus'.U20]" office:value-type="float" office:value="195" calcext:value-type="float">
            <text:p>195</text:p>
          </table:table-cell>
          <table:table-cell table:formula="of:=[$'Verde Valley Virus'.V20]" office:value-type="float" office:value="76" calcext:value-type="float">
            <text:p>76</text:p>
          </table:table-cell>
          <table:table-cell table:formula="of:=[$'Verde Valley Virus'.W20]" office:value-type="float" office:value="41" calcext:value-type="float">
            <text:p>41</text:p>
          </table:table-cell>
          <table:table-cell table:formula="of:=[$'Verde Valley Virus'.X20]" office:value-type="float" office:value="33" calcext:value-type="float">
            <text:p>33</text:p>
          </table:table-cell>
          <table:table-cell table:formula="of:=[$'Verde Valley Virus'.Y20]" office:value-type="float" office:value="326" calcext:value-type="float">
            <text:p>326</text:p>
          </table:table-cell>
          <table:table-cell table:formula="of:=[$'Verde Valley Virus'.Z20]" office:value-type="float" office:value="316" calcext:value-type="float">
            <text:p>316</text:p>
          </table:table-cell>
          <table:table-cell table:formula="of:=[$'Verde Valley Virus'.AA20]" office:value-type="float" office:value="27" calcext:value-type="float">
            <text:p>27</text:p>
          </table:table-cell>
          <table:table-cell table:formula="of:=[$'Verde Valley Virus'.AB20]" office:value-type="float" office:value="83" calcext:value-type="float">
            <text:p>83</text:p>
          </table:table-cell>
          <table:table-cell table:formula="of:=[$'Verde Valley Virus'.AC20]" office:value-type="float" office:value="5" calcext:value-type="float">
            <text:p>5</text:p>
          </table:table-cell>
          <table:table-cell table:formula="of:=[$'Verde Valley Virus'.AD20]" office:value-type="float" office:value="19" calcext:value-type="float">
            <text:p>19</text:p>
          </table:table-cell>
          <table:table-cell table:formula="of:=[$'Verde Valley Virus'.AE20]" office:value-type="float" office:value="1" calcext:value-type="float">
            <text:p>1</text:p>
          </table:table-cell>
          <table:table-cell table:formula="of:=[$'Verde Valley Virus'.AF20]" office:value-type="float" office:value="13" calcext:value-type="float">
            <text:p>13</text:p>
          </table:table-cell>
          <table:table-cell table:number-columns-repeated="1003"/>
        </table:table-row>
        <table:table-row table:style-name="ro1" table:number-rows-repeated="30">
          <table:table-cell table:number-columns-repeated="7"/>
          <table:table-cell table:style-name="ce4"/>
          <table:table-cell table:number-columns-repeated="1016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">
      <number:day/>
      <number:text>-</number:text>
      <number:month number:textual="true"/>
      <number:text>-</number:text>
      <number:year number:style="long"/>
    </number:dat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5">00/00/0000</text:date>, <text:time style:data-style-name="N2" text:time-value="06:33:41.6580645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3:30:07.288304380</meta:creation-date>
    <dc:date>2020-07-25T06:36:07.365499317</dc:date>
    <meta:editing-duration>PT1H46M15S</meta:editing-duration>
    <meta:editing-cycles>52</meta:editing-cycles>
    <meta:generator>LibreOffice/6.0.7.3$Linux_X86_64 LibreOffice_project/00m0$Build-3</meta:generator>
    <meta:document-statistic meta:table-count="4" meta:cell-count="1296" meta:object-count="0"/>
  </office:meta>
</office:document-meta>
</file>